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4347in" fo:margin-left="0.0063in" table:align="left"/>
    </style:style>
    <style:style style:name="Table1.A" style:family="table-column">
      <style:table-column-properties style:column-width="0.3903in"/>
    </style:style>
    <style:style style:name="Table1.B" style:family="table-column">
      <style:table-column-properties style:column-width="7.0444in"/>
    </style:style>
    <style:style style:name="Table1.A1" style:family="table-cell">
      <style:table-cell-properties style:vertical-align="" fo:padding="0.0194in" fo:border="none"/>
    </style:style>
    <style:style style:name="Table2" style:family="table">
      <style:table-properties style:width="7.3104in" table:align="margins" style:shadow="none"/>
    </style:style>
    <style:style style:name="Table2.A" style:family="table-column">
      <style:table-column-properties style:column-width="0.375in" style:rel-column-width="540*"/>
    </style:style>
    <style:style style:name="Table2.B" style:family="table-column">
      <style:table-column-properties style:column-width="6.9354in" style:rel-column-width="9987*"/>
    </style:style>
    <style:style style:name="Table2.A1" style:family="table-cell">
      <style:table-cell-properties fo:padding="0.0382in" fo:border-left="0.05pt solid #b2b2b2" fo:border-right="none" fo:border-top="0.05pt solid #b2b2b2" fo:border-bottom="0.05pt solid #b2b2b2"/>
    </style:style>
    <style:style style:name="Table2.B1" style:family="table-cell">
      <style:table-cell-properties fo:padding="0.0382in" fo:border="0.05pt solid #b2b2b2"/>
    </style:style>
    <style:style style:name="Table3" style:family="table">
      <style:table-properties style:width="7.3104in" table:align="margins" style:shadow="none"/>
    </style:style>
    <style:style style:name="Table3.A" style:family="table-column">
      <style:table-column-properties style:column-width="0.375in" style:rel-column-width="540*"/>
    </style:style>
    <style:style style:name="Table3.B" style:family="table-column">
      <style:table-column-properties style:column-width="6.9354in" style:rel-column-width="9987*"/>
    </style:style>
    <style:style style:name="Table3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e3.B1" style:family="table-cell">
      <style:table-cell-properties fo:padding="0.0382in" fo:border="0.05pt solid #999999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reformatted_20_Text">
      <loext:graphic-properties draw:fill="solid" draw:fill-color="#ffffff" draw:opacity="100%"/>
      <style:paragraph-properties fo:line-height="125%" fo:background-color="#ffffff"/>
      <style:text-properties fo:color="#888888" style:font-name="Liberation Mono"/>
    </style:style>
    <style:style style:name="P3" style:family="paragraph" style:parent-style-name="Preformatted_20_Text">
      <style:paragraph-properties fo:line-height="125%"/>
      <style:text-properties fo:background-color="#dddddd"/>
    </style:style>
    <style:style style:name="P4" style:family="paragraph" style:parent-style-name="Preformatted_20_Text">
      <style:paragraph-properties fo:line-height="125%"/>
      <style:text-properties officeooo:paragraph-rsid="0008af82" fo:background-color="#dddddd"/>
    </style:style>
    <style:style style:name="P5" style:family="paragraph" style:parent-style-name="Preformatted_20_Text">
      <loext:graphic-properties draw:fill="solid" draw:fill-color="#ffffff" draw:opacity="100%"/>
      <style:paragraph-properties fo:line-height="125%" fo:background-color="#ffffff"/>
      <style:text-properties fo:color="#557799" style:font-name="Liberation Mono"/>
    </style:style>
    <style:style style:name="P6" style:family="paragraph" style:parent-style-name="Preformatted_20_Text">
      <loext:graphic-properties draw:fill="solid" draw:fill-color="#ffffff" draw:opacity="100%"/>
      <style:paragraph-properties fo:line-height="125%" fo:background-color="#ffffff"/>
      <style:text-properties fo:color="#997700" style:font-name="Liberation Mono" fo:font-weight="bold"/>
    </style:style>
    <style:style style:name="P7" style:family="paragraph" style:parent-style-name="Preformatted_20_Text">
      <loext:graphic-properties draw:fill="solid" draw:fill-color="#ffffff" draw:opacity="100%"/>
      <style:paragraph-properties fo:line-height="125%" fo:background-color="#ffffff"/>
      <style:text-properties style:font-name="Liberation Mono"/>
    </style:style>
    <style:style style:name="P8" style:family="paragraph" style:parent-style-name="Preformatted_20_Text">
      <loext:graphic-properties draw:fill="solid" draw:fill-color="#ffffff" draw:opacity="100%"/>
      <style:paragraph-properties fo:line-height="125%" fo:background-color="#ffffff"/>
      <style:text-properties style:font-name="Liberation Mono" officeooo:paragraph-rsid="0008af82"/>
    </style:style>
    <style:style style:name="P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line-height="125%" fo:background-color="#ffffff"/>
      <style:text-properties style:font-name="Liberation Mono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10dad0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120a96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" fo:font-size="13pt" fo:letter-spacing="normal" fo:font-style="normal" fo:font-weight="normal" officeooo:rsid="000f88f2" officeooo:paragraph-rsid="000f88f2" style:font-size-asian="13pt" style:font-style-asian="normal" style:font-size-complex="13pt" style:font-style-complex="normal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1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" fo:font-size="16pt" fo:letter-spacing="normal" fo:font-style="normal" fo:font-weight="bold" officeooo:rsid="0010dad0" officeooo:paragraph-rsid="0010dad0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DejaVu Sans Mono" fo:font-size="10.5pt" fo:letter-spacing="normal" fo:font-style="normal" fo:font-weight="normal" officeooo:rsid="000f88f2" officeooo:paragraph-rsid="000f88f2" style:font-size-asian="10.5pt" style:font-style-asian="normal" style:font-size-complex="10.5pt" style:font-style-complex="normal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="Times New Roman" fo:font-size="13pt" style:font-size-asian="13pt" style:font-size-complex="13pt"/>
    </style:style>
    <style:style style:name="P18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style:font-name="Times New Roman" fo:font-size="48pt" fo:font-style="normal" officeooo:rsid="000f88f2" officeooo:paragraph-rsid="000f88f2" style:font-size-asian="48pt" style:font-style-asian="normal" style:font-size-complex="48pt" style:font-style-complex="normal"/>
    </style:style>
    <style:style style:name="P19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f88f2" officeooo:paragraph-rsid="000f88f2" style:font-size-asian="40pt" style:font-style-asian="normal" style:font-size-complex="40pt" style:font-style-complex="normal"/>
    </style:style>
    <style:style style:name="P20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" fo:font-size="13pt" fo:letter-spacing="normal" fo:font-style="italic" fo:font-weight="normal" officeooo:rsid="000f88f2" officeooo:paragraph-rsid="000f88f2" style:font-size-asian="13pt" style:font-style-asian="italic" style:font-size-complex="13pt" style:font-style-complex="italic"/>
    </style:style>
    <style:style style:name="P21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8pt" fo:letter-spacing="normal" fo:font-style="normal" style:font-size-asian="18pt" style:font-size-complex="18pt"/>
    </style:style>
    <style:style style:name="P22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3pt" fo:letter-spacing="normal" fo:font-style="normal" style:font-size-asian="13pt" style:font-size-complex="13pt"/>
    </style:style>
    <style:style style:name="P23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8pt" fo:letter-spacing="normal" fo:font-style="normal" style:font-size-asian="18pt" style:font-size-complex="18pt"/>
    </style:style>
    <style:style style:name="P24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8pt" fo:letter-spacing="normal" fo:font-style="normal" style:font-size-asian="15.75pt" style:font-size-complex="18pt"/>
    </style:style>
    <style:style style:name="P25" style:family="paragraph" style:parent-style-name="Standard">
      <style:text-properties style:font-name="Times New Roman" fo:font-size="13pt" style:font-size-asian="13pt" style:font-size-complex="13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22pt" fo:font-weight="bold" officeooo:rsid="000f88f2" officeooo:paragraph-rsid="000f88f2" style:font-size-asian="22pt" style:font-weight-asian="bold" style:font-size-complex="22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Times New Roman" fo:font-size="22pt" fo:font-weight="bold" officeooo:rsid="000f88f2" officeooo:paragraph-rsid="000f88f2" style:font-size-asian="22pt" style:font-weight-asian="bold" style:font-size-complex="22pt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paragraph-rsid="001a8189"/>
    </style:style>
    <style:style style:name="P29" style:family="paragraph" style:parent-style-name="Standard">
      <style:paragraph-properties fo:text-align="start" style:justify-single-word="false"/>
      <style:text-properties style:font-name="DejaVu Sans Mono" fo:font-size="10.5pt" officeooo:rsid="001a8189" officeooo:paragraph-rsid="001a8189" style:font-size-asian="10.5pt" style:font-size-complex="10.5pt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Text_20_body" style:list-style-name="L1">
      <style:text-properties officeooo:paragraph-rsid="00139050"/>
    </style:style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1">
      <style:paragraph-properties fo:margin-top="0in" fo:margin-bottom="0in" loext:contextual-spacing="false"/>
      <style:text-properties officeooo:paragraph-rsid="0013d7ab"/>
    </style:style>
    <style:style style:name="P35" style:family="paragraph" style:parent-style-name="Text_20_body" style:list-style-name="L2">
      <style:paragraph-properties fo:margin-top="0in" fo:margin-bottom="0in" loext:contextual-spacing="false"/>
    </style:style>
    <style:style style:name="P36" style:family="paragraph" style:parent-style-name="Text_20_body" style:list-style-name="L3">
      <style:paragraph-properties fo:margin-top="0in" fo:margin-bottom="0in" loext:contextual-spacing="false"/>
    </style:style>
    <style:style style:name="P37" style:family="paragraph" style:parent-style-name="Text_20_body">
      <style:paragraph-properties fo:text-align="center" style:justify-single-word="false" fo:break-before="page"/>
      <style:text-properties style:font-name="Times New Roman" fo:font-size="20pt" fo:font-weight="bold" officeooo:rsid="001ba460" officeooo:paragraph-rsid="001ba460" style:font-size-asian="20pt" style:font-weight-asian="bold" style:font-size-complex="2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DejaVu Sans Mono" fo:font-size="10.5pt" officeooo:rsid="001a8189" officeooo:paragraph-rsid="001a8189" style:font-size-asian="10.5pt" style:font-size-complex="10.5pt"/>
    </style:style>
    <style:style style:name="P39" style:family="paragraph" style:parent-style-name="Table_20_Contents">
      <style:paragraph-properties fo:text-align="start" style:justify-single-word="false"/>
      <style:text-properties style:font-name="DejaVu Sans Mono" fo:font-size="10.5pt" officeooo:rsid="001ba460" officeooo:paragraph-rsid="001ba460" style:font-size-asian="10.5pt" style:font-size-complex="10.5pt"/>
    </style:style>
    <style:style style:name="P40" style:family="paragraph" style:parent-style-name="Heading_20_1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fo:font-variant="normal" fo:text-transform="none" fo:color="#000000" style:font-name="DejaVu Serif" fo:font-size="40pt" fo:letter-spacing="normal" fo:font-style="normal" officeooo:rsid="000f88f2" officeooo:paragraph-rsid="000f88f2" style:font-size-asian="40pt" style:font-size-complex="40pt"/>
    </style:style>
    <style:style style:name="P41" style:family="paragraph" style:parent-style-name="Heading_20_1" style:master-page-name="Standard">
      <style:paragraph-properties fo:margin-left="0in" fo:margin-right="0in" fo:text-align="center" style:justify-single-word="false" fo:text-indent="0in" style:auto-text-indent="false" style:page-number="1" fo:break-before="page"/>
      <style:text-properties fo:font-variant="normal" fo:text-transform="none" fo:color="#000000" style:font-name="Times New Roman" fo:font-size="20pt" fo:letter-spacing="normal" fo:font-style="normal" officeooo:rsid="000f88f2" officeooo:paragraph-rsid="000f88f2" style:font-size-asian="20pt" style:font-size-complex="20pt"/>
    </style:style>
    <style:style style:name="T1" style:family="text">
      <style:text-properties officeooo:rsid="001956a1"/>
    </style:style>
    <style:style style:name="T2" style:family="text">
      <style:text-properties fo:color="#557799"/>
    </style:style>
    <style:style style:name="T3" style:family="text">
      <style:text-properties fo:color="#888888"/>
    </style:style>
    <style:style style:name="T4" style:family="text">
      <style:text-properties fo:color="#008800" fo:font-weight="bold"/>
    </style:style>
    <style:style style:name="T5" style:family="text">
      <style:text-properties fo:color="#333333"/>
    </style:style>
    <style:style style:name="T6" style:family="text">
      <style:text-properties fo:color="#333399" fo:font-weight="bold"/>
    </style:style>
    <style:style style:name="T7" style:family="text">
      <style:text-properties fo:background-color="#fff0f0" loext:char-shading-value="0"/>
    </style:style>
    <style:style style:name="T8" style:family="text">
      <style:text-properties fo:color="#0066bb" fo:font-weight="bold"/>
    </style:style>
    <style:style style:name="T9" style:family="text">
      <style:text-properties fo:color="#0000dd" fo:font-weight="bold"/>
    </style:style>
    <style:style style:name="T10" style:family="text">
      <style:text-properties fo:color="#007020"/>
    </style:style>
    <style:style style:name="T11" style:family="text">
      <style:text-properties fo:color="#bb0066" fo:font-weight="bold"/>
    </style:style>
    <style:style style:name="T12" style:family="text">
      <style:text-properties fo:color="#0044dd"/>
    </style:style>
    <style:style style:name="T13" style:family="text">
      <style:text-properties fo:color="#666666" fo:font-weight="bold" fo:background-color="#fff0f0" loext:char-shading-value="0"/>
    </style:style>
    <style:style style:name="T14" style:family="text">
      <style:text-properties fo:color="#6600ee" fo:font-weight="bold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 officeooo:rsid="001f63d6"/>
    </style:style>
    <style:style style:name="T18" style:family="text">
      <style:text-properties fo:font-variant="normal" fo:text-transform="none" fo:color="#000000" fo:letter-spacing="normal" officeooo:rsid="00120a96"/>
    </style:style>
    <style:style style:name="T19" style:family="text">
      <style:text-properties fo:font-variant="normal" fo:text-transform="none" fo:color="#000000" style:text-position="super 58%" style:font-name="Times New Roman" fo:font-size="13pt" fo:letter-spacing="normal" fo:font-style="normal" fo:font-weight="normal" officeooo:rsid="0010dad0" style:font-size-asian="13pt" style:font-style-asian="normal" style:font-size-complex="13pt" style:font-style-complex="normal"/>
    </style:style>
    <style:style style:name="T20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tyle-asian="normal" style:font-size-complex="13pt" style:font-style-complex="normal"/>
    </style:style>
    <style:style style:name="T21" style:family="text">
      <style:text-properties fo:font-variant="normal" fo:text-transform="none" fo:color="#000000" style:font-name="Times New Roman" fo:font-size="13pt" fo:letter-spacing="normal" fo:font-style="normal" fo:font-weight="normal" officeooo:rsid="0010dad0" style:font-size-asian="13pt" style:font-style-asian="normal" style:font-size-complex="13pt" style:font-style-complex="normal"/>
    </style:style>
    <style:style style:name="T22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23" style:family="text">
      <style:text-properties fo:font-variant="normal" fo:text-transform="none" fo:color="#000000" style:font-name="Times New Roman" fo:font-size="13pt" fo:letter-spacing="normal" fo:font-style="normal" fo:font-weight="normal" officeooo:rsid="00139050" style:font-size-asian="13pt" style:font-size-complex="13pt"/>
    </style:style>
    <style:style style:name="T24" style:family="text">
      <style:text-properties fo:font-variant="normal" fo:text-transform="none" fo:color="#000000" style:font-name="Times New Roman" fo:font-size="13pt" fo:letter-spacing="normal" fo:font-style="normal" fo:font-weight="bold" style:font-size-asian="13pt" style:font-weight-asian="bold" style:font-size-complex="13pt" style:font-weight-complex="bold"/>
    </style:style>
    <style:style style:name="T25" style:family="text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13d7ab" style:font-size-asian="13pt" style:font-size-complex="13pt"/>
    </style:style>
    <style:style style:name="T26" style:family="text">
      <style:text-properties fo:font-variant="normal" fo:text-transform="none" fo:color="#000000" style:font-name="Times New Roman" fo:font-size="16pt" fo:letter-spacing="normal" fo:font-style="normal" fo:font-weight="bold" officeooo:rsid="00120a96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font-variant="normal" fo:text-transform="none" fo:color="#000000" style:font-name="DejaVu Sans Mono" fo:font-size="10.5pt" fo:letter-spacing="normal" fo:font-style="normal" fo:font-weight="normal" officeooo:rsid="0010dad0" style:font-size-asian="10.5pt" style:font-style-asian="normal" style:font-size-complex="10.5pt" style:font-style-complex="normal"/>
    </style:style>
    <style:style style:name="T28" style:family="text">
      <style:text-properties fo:font-variant="normal" fo:text-transform="none" fo:color="#000000" style:font-name="DejaVu Sans Mono" fo:font-size="10.5pt" fo:letter-spacing="normal" fo:font-style="normal" fo:font-weight="normal" style:font-size-asian="10.5pt" style:font-size-complex="10.5pt"/>
    </style:style>
    <style:style style:name="T29" style:family="text">
      <style:text-properties fo:font-variant="normal" fo:text-transform="none" fo:color="#000000" style:font-name="DejaVu Sans Mono" fo:font-size="10.5pt" fo:letter-spacing="normal" fo:font-style="normal" fo:font-weight="normal" officeooo:rsid="001314d4" style:font-size-asian="10.5pt" style:font-size-complex="10.5pt"/>
    </style:style>
    <style:style style:name="T30" style:family="text">
      <style:text-properties fo:font-variant="normal" fo:text-transform="none" fo:color="#000000" style:font-name="DejaVu Sans Mono" fo:font-size="10.5pt" fo:letter-spacing="normal" fo:font-style="normal" fo:font-weight="normal" officeooo:rsid="00139050" style:font-size-asian="10.5pt" style:font-size-complex="10.5pt"/>
    </style:style>
    <style:style style:name="T31" style:family="text">
      <style:text-properties fo:font-variant="normal" fo:text-transform="none" fo:color="#000000" style:font-name="DejaVu Sans Mono" fo:font-size="10.5pt" fo:letter-spacing="normal" fo:font-style="normal" fo:font-weight="normal" officeooo:rsid="001456ff" style:font-size-asian="10.5pt" style:font-size-complex="10.5pt"/>
    </style:style>
    <style:style style:name="T32" style:family="text">
      <style:text-properties fo:font-variant="normal" fo:text-transform="none" fo:color="#000000" style:font-name="DejaVu Sans Mono" fo:font-size="10.5pt" fo:letter-spacing="normal" fo:font-style="normal" fo:font-weight="normal" fo:background-color="#999999" loext:char-shading-value="0" style:font-size-asian="10.5pt" style:font-size-complex="10.5pt"/>
    </style:style>
    <style:style style:name="T33" style:family="text">
      <style:text-properties fo:font-variant="normal" fo:text-transform="none" fo:color="#000000" style:font-name="DejaVu Sans Mono" fo:font-size="10.5pt" fo:letter-spacing="normal" fo:font-style="normal" style:text-underline-style="none" fo:font-weight="normal" style:font-size-asian="10.5pt" style:font-size-complex="10.5pt"/>
    </style:style>
    <style:style style:name="T34" style:family="text">
      <style:text-properties fo:font-variant="normal" fo:text-transform="none" fo:color="#000000" style:font-name="DejaVu Sans Mono" fo:font-size="10.5pt" fo:letter-spacing="normal" fo:font-style="normal" style:text-underline-style="none" fo:font-weight="normal" officeooo:rsid="0013d7ab" style:font-size-asian="10.5pt" style:font-size-complex="10.5pt"/>
    </style:style>
    <style:style style:name="T35" style:family="text">
      <style:text-properties style:font-name="Times New Roman" fo:font-size="13pt" style:font-size-asian="13pt" style:font-size-complex="13pt"/>
    </style:style>
    <style:style style:name="T36" style:family="text">
      <style:text-properties fo:font-size="18pt" style:font-size-asian="15.75pt" style:font-size-complex="18pt"/>
    </style:style>
    <style:style style:name="T37" style:family="text">
      <style:text-properties fo:font-size="20pt" style:font-size-asian="17.5pt" style:font-size-complex="20pt"/>
    </style:style>
    <style:style style:name="T38" style:family="text">
      <style:text-properties style:font-name="Times New Roman" fo:font-size="20pt" fo:font-weight="bold" officeooo:rsid="001a8189" style:font-size-asian="20pt" style:font-weight-asian="bold" style:font-size-complex="20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8"><text:span text:style-name="T18">u</text:span><text:span text:style-name="T15">va-tool</text:span></text:p>
      <text:p text:style-name="P19"/>
      <text:p text:style-name="P20">Command Line Based Tool<text:line-break/>for uva.onlinejudge.org<text:line-break/>with features Submitting and uHunting.</text:p>
      <text:p text:style-name="P13"/>
      <text:p text:style-name="P16">https://github.com/AHJenin/uva-tool/</text:p>
      <text:p text:style-name="P13"/>
      <text:p text:style-name="P13"/>
      <text:p text:style-name="P13"/>
      <text:p text:style-name="P13"/>
      <text:p text:style-name="P15">Developed By</text:p>
      <text:p text:style-name="P11"><text:span text:style-name="T21">Md. Arafat Hasan Jenin<text:line-break/></text:span><text:span text:style-name="T27">Email: arafathasanjenin@gmail.com</text:span><text:span text:style-name="T21"><text:line-break/>ID: CE16024<text:line-break/>2</text:span><text:span text:style-name="T19">nd</text:span><text:span text:style-name="T21"> Year 1</text:span><text:span text:style-name="T19">st</text:span><text:span text:style-name="T21"> Semester<text:line-break/>Department of Computer Science and Engineering<text:line-break/></text:span><text:span text:style-name="Emphasis"><text:span text:style-name="T20">Mawlana Bhashani Science and Technology University<text:line-break/></text:span></text:span></text:p>
      <text:p text:style-name="P11"><text:span text:style-name="Emphasis"><text:span text:style-name="T20"/></text:span></text:p>
      <text:p text:style-name="P11"><text:span text:style-name="Emphasis"><text:span text:style-name="T20"/></text:span></text:p>
      <text:p text:style-name="P12"><text:span text:style-name="Emphasis"><text:span text:style-name="T26">With Advice and instructions of</text:span></text:span></text:p>
      <text:p text:style-name="P12"><text:span text:style-name="Emphasis"><text:span text:style-name="T21">Mr. Abu Sayem Mohammad Delowar Hossain<text:line-break/>Assistant Professor<text:line-break/>Department of Computer Science and Engineering<text:line-break/>Mawlana Bhashani Science and Technology University</text:span></text:span></text:p>
      <text:p text:style-name="P41">README.md</text:p>
      <text:p text:style-name="P21">uva-tool</text:p>
      <text:p text:style-name="P17"><text:span text:style-name="T16">Command Line Based Tool for </text:span><text:span text:style-name="T28">uva.onlinejudge.</text:span><text:span text:style-name="T29">org</text:span><text:span text:style-name="T16"> with features Submitting and uHunting.</text:span></text:p>
      <text:h text:style-name="P23" text:outline-level="2">Dependency</text:h>
      <text:list xml:id="list1555148679" text:style-name="L1">
        <text:list-item>
          <text:p text:style-name="P34"><text:span text:style-name="T22"><text:s/>Command line based tool </text:span><text:span text:style-name="Source_20_Text"><text:span text:style-name="T33">curl </text:span></text:span><text:span text:style-name="Source_20_Text"><text:span text:style-name="T34">(https://curl.haxx.se/</text:span></text:span><text:span text:style-name="Source_20_Text"><text:span text:style-name="T25">)</text:span></text:span></text:p>
        </text:list-item>
        <text:list-item>
          <text:p text:style-name="P31"><text:span text:style-name="Source_20_Text"><text:span text:style-name="T22"><text:s/>nlohmann json </text:span></text:span><text:span text:style-name="Source_20_Text"><text:span text:style-name="T23">(</text:span></text:span><text:span text:style-name="Source_20_Text"><text:span text:style-name="T30">https://github.com/nlohmann/json</text:span></text:span><text:span text:style-name="Source_20_Text"><text:span text:style-name="T23">) </text:span></text:span><text:span text:style-name="T22">C++ library</text:span></text:p>
        </text:list-item>
      </text:list>
      <text:h text:style-name="P24" text:outline-level="2">Installation</text:h>
      <text:list xml:id="list883593520" text:style-name="L2">
        <text:list-item>
          <text:p text:style-name="P35"><text:span text:style-name="Strong_20_Emphasis"><text:span text:style-name="T24"><text:s/>Install </text:span></text:span><text:span text:style-name="Strong_20_Emphasis"><text:span text:style-name="Source_20_Text"><text:span text:style-name="T24">curl</text:span></text:span></text:span><text:span text:style-name="Strong_20_Emphasis"><text:span text:style-name="T22">: </text:span></text:span><text:span text:style-name="T22">Download and install </text:span><text:span text:style-name="T35">curl</text:span><text:span text:style-name="T22"> (</text:span><text:span text:style-name="T28">https://curl.haxx.se/</text:span><text:span text:style-name="T22">). On ubuntu to install curl execute<text:line-break/></text:span><text:span text:style-name="Source_20_Text"><text:span text:style-name="T32">sudo apt install curl</text:span></text:span></text:p>
        </text:list-item>
        <text:list-item>
          <text:p text:style-name="P35"><text:span text:style-name="Strong_20_Emphasis"><text:span text:style-name="T24"><text:s/>Download uva-tool</text:span></text:span><text:span text:style-name="Strong_20_Emphasis"><text:span text:style-name="T22">: </text:span></text:span><text:span text:style-name="T22">Execute command<text:line-break/></text:span><text:span text:style-name="Source_20_Text"><text:span text:style-name="T32">git clone https://github.com/AHJenin/uva-tool.git</text:span></text:span></text:p>
        </text:list-item>
        <text:list-item>
          <text:p text:style-name="P32"><text:span text:style-name="Strong_20_Emphasis"><text:span text:style-name="T22"><text:s/></text:span></text:span><text:span text:style-name="Strong_20_Emphasis"><text:span text:style-name="T24">Install uva-tool</text:span></text:span><text:span text:style-name="Strong_20_Emphasis"><text:span text:style-name="T22">: </text:span></text:span><text:span text:style-name="T22">In the downloaded folder </text:span><text:span text:style-name="Source_20_Text"><text:span text:style-name="T28">uva-tool</text:span></text:span><text:span text:style-name="T22">, look for </text:span><text:span text:style-name="Source_20_Text"><text:span text:style-name="T28">install.sh</text:span></text:span><text:span text:style-name="Source_20_Text"><text:span text:style-name="T22"> </text:span></text:span><text:span text:style-name="T22">file and execute it (C++ compiler needed here, GNU g++ used in testing).<text:line-break/></text:span><text:span text:style-name="Source_20_Text"><text:span text:style-name="T32">chmod +x install.sh</text:span></text:span><text:span text:style-name="T22"><text:line-break/></text:span><text:span text:style-name="Source_20_Text"><text:span text:style-name="T32">sudo ./install.sh</text:span></text:span></text:p>
        </text:list-item>
      </text:list>
      <text:h text:style-name="P22" text:outline-level="2"><text:span text:style-name="T36">Usage</text:span> <text:span text:style-name="T36">Example</text:span></text:h>
      <text:p text:style-name="P14">Run corresponding commands</text:p>
      <text:list xml:id="list1519710737" text:style-name="L3">
        <text:list-item>
          <text:p text:style-name="P36"><text:span text:style-name="Strong_20_Emphasis"><text:span text:style-name="T24"><text:s/>Login:</text:span></text:span><text:span text:style-name="Strong_20_Emphasis"><text:span text:style-name="T22"> </text:span></text:span><text:span text:style-name="Source_20_Text"><text:span text:style-name="T32">uva-tool -login</text:span></text:span></text:p>
        </text:list-item>
        <text:list-item>
          <text:p text:style-name="P36"><text:span text:style-name="Strong_20_Emphasis"><text:span text:style-name="T24"><text:s/>Logout:</text:span></text:span><text:span text:style-name="Strong_20_Emphasis"><text:span text:style-name="T22"> </text:span></text:span><text:span text:style-name="Source_20_Text"><text:span text:style-name="T32">uva-tool -logout</text:span></text:span></text:p>
        </text:list-item>
        <text:list-item>
          <text:p text:style-name="P36"><text:span text:style-name="Strong_20_Emphasis"><text:span text:style-name="T24"><text:s/>Hunt:</text:span></text:span><text:span text:style-name="Strong_20_Emphasis"><text:span text:style-name="T22"> </text:span></text:span><text:span text:style-name="Source_20_Text"><text:span text:style-name="T32">uva-tool -hunt -u felix_halim -r 10</text:span></text:span><text:span text:style-name="T22"><text:line-break/>This will show last 10 submissions of user </text:span><text:span text:style-name="Source_20_Text"><text:span text:style-name="T28">felix_halim</text:span></text:span></text:p>
        </text:list-item>
        <text:list-item>
          <text:p text:style-name="P33"><text:span text:style-name="Strong_20_Emphasis"><text:span text:style-name="T24"><text:s/>Submit:</text:span></text:span><text:span text:style-name="Strong_20_Emphasis"><text:span text:style-name="T22"> </text:span></text:span><text:span text:style-name="T22">Sysntax </text:span><text:span text:style-name="Source_20_Text"><text:span text:style-name="T28">uva-tool -submit problem_number problem_path language</text:span></text:span><text:span text:style-name="T22"><text:line-break/>Example </text:span><text:span text:style-name="Source_20_Text"><text:span text:style-name="T32">uva-tool -submit 100 ~/Desktop/100.cpp 5</text:span></text:span><text:span text:style-name="T22"><text:line-break/>This will submit </text:span><text:span text:style-name="Source_20_Text"><text:span text:style-name="T28">100.cpp</text:span></text:span><text:span text:style-name="Source_20_Text"><text:span text:style-name="T22"> </text:span></text:span><text:span text:style-name="T22">named file from </text:span><text:span text:style-name="T31">~/</text:span><text:span text:style-name="T28">Desktop</text:span><text:span text:style-name="T22"> directory in C++11 (5 for C++11) language with problem number 100.</text:span></text:p>
        </text:list-item>
      </text:list>
      <text:p text:style-name="P10"><text:span text:style-name="T22">Language codes: </text:span><text:span text:style-name="Emphasis"><text:span text:style-name="T22">1 for ANSI, 2 for JAVA, 3 for C++, 4 for Pascal, 5 for C++11, 6 for Python</text:span></text:span><text:span text:style-name="T22">.</text:span></text:p>
      <text:p text:style-name="P25"/>
      <text:p text:style-name="P27">uva-<text:span text:style-name="T37">tool.cpp</text:span></text:p>
      <text:p text:style-name="P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 text:c="2"/>1</text:p>
            <text:p text:style-name="P3"><text:s text:c="2"/>2</text:p>
            <text:p text:style-name="P3"><text:s text:c="2"/>3</text:p>
            <text:p text:style-name="P3"><text:s text:c="2"/>4</text:p>
            <text:p text:style-name="P3"><text:s text:c="2"/>5</text:p>
            <text:p text:style-name="P3"><text:s text:c="2"/>6</text:p>
            <text:p text:style-name="P3"><text:s text:c="2"/>7</text:p>
            <text:p text:style-name="P3"><text:s text:c="2"/>8</text:p>
            <text:p text:style-name="P3"><text:s text:c="2"/>9</text:p>
            <text:p text:style-name="P3"><text:s/>10</text:p>
            <text:p text:style-name="P3"><text:s/>11</text:p>
            <text:p text:style-name="P3"><text:s/>12</text:p>
            <text:p text:style-name="P3"><text:s/>13</text:p>
            <text:p text:style-name="P3"><text:s/>14</text:p>
            <text:p text:style-name="P3"><text:s/>15</text:p>
            <text:p text:style-name="P3"><text:s/>16</text:p>
            <text:p text:style-name="P3"><text:s/>17</text:p>
            <text:p text:style-name="P3"><text:s/>18</text:p>
            <text:p text:style-name="P3"><text:s/>19</text:p>
            <text:p text:style-name="P3"><text:s/>20</text:p>
            <text:p text:style-name="P3"><text:s/>21</text:p>
            <text:p text:style-name="P3"><text:s/>22</text:p>
            <text:p text:style-name="P3"><text:s/>23</text:p>
            <text:p text:style-name="P3"><text:s/>24</text:p>
            <text:p text:style-name="P3"><text:s/>25</text:p>
            <text:p text:style-name="P3"><text:s/>26</text:p>
            <text:p text:style-name="P3"><text:s/>27</text:p>
            <text:p text:style-name="P3"><text:s/>28</text:p>
            <text:p text:style-name="P3"><text:s/>29</text:p>
            <text:p text:style-name="P3"><text:s/>30</text:p>
            <text:p text:style-name="P3"><text:s/>31</text:p>
            <text:p text:style-name="P3"><text:s/>32</text:p>
            <text:p text:style-name="P3"><text:s/>33</text:p>
            <text:p text:style-name="P3"><text:s/>34</text:p>
            <text:p text:style-name="P3"><text:s/>35</text:p>
            <text:p text:style-name="P3"><text:s/>36</text:p>
            <text:p text:style-name="P3"><text:s/>37</text:p>
            <text:p text:style-name="P3"><text:s/>38</text:p>
            <text:p text:style-name="P3"><text:s/>39</text:p>
            <text:p text:style-name="P3"><text:s/>40</text:p>
            <text:p text:style-name="P3"><text:s/>41</text:p>
            <text:p text:style-name="P3"><text:s/>42</text:p>
            <text:p text:style-name="P3"><text:s/>43</text:p>
            <text:p text:style-name="P3"><text:s/>44</text:p>
            <text:p text:style-name="P3"><text:s/>45</text:p>
            <text:p text:style-name="P3"><text:s/>46</text:p>
            <text:p text:style-name="P3"><text:s/>47</text:p>
            <text:p text:style-name="P3"><text:s/>48</text:p>
            <text:p text:style-name="P3"><text:soft-page-break/><text:s/>49</text:p>
            <text:p text:style-name="P3"><text:s/>50</text:p>
            <text:p text:style-name="P3"><text:s/>51</text:p>
            <text:p text:style-name="P3"><text:s/>52</text:p>
            <text:p text:style-name="P3"><text:s/>53</text:p>
            <text:p text:style-name="P3"><text:s/>54</text:p>
            <text:p text:style-name="P3"><text:s/>55</text:p>
            <text:p text:style-name="P3"><text:s/>56</text:p>
            <text:p text:style-name="P3"><text:s/>57</text:p>
            <text:p text:style-name="P3"><text:s/>58</text:p>
            <text:p text:style-name="P3"><text:s/>59</text:p>
            <text:p text:style-name="P3"><text:s/>60</text:p>
            <text:p text:style-name="P3"><text:s/>61</text:p>
            <text:p text:style-name="P3"><text:s/>62</text:p>
            <text:p text:style-name="P3"><text:s/>63</text:p>
            <text:p text:style-name="P3"><text:s/>64</text:p>
            <text:p text:style-name="P3"><text:s/>65</text:p>
            <text:p text:style-name="P3"><text:s/>66</text:p>
            <text:p text:style-name="P3"><text:s/>67</text:p>
            <text:p text:style-name="P3"><text:s/>68</text:p>
            <text:p text:style-name="P3"><text:s/>69</text:p>
            <text:p text:style-name="P3"><text:s/>70</text:p>
            <text:p text:style-name="P3"><text:s/>71</text:p>
            <text:p text:style-name="P3"><text:s/>72</text:p>
            <text:p text:style-name="P3"><text:s/>73</text:p>
            <text:p text:style-name="P3"><text:s/>74</text:p>
            <text:p text:style-name="P3"><text:s/>75</text:p>
            <text:p text:style-name="P3"><text:s/>76</text:p>
            <text:p text:style-name="P3"><text:s/>77</text:p>
            <text:p text:style-name="P3"><text:s/>78</text:p>
            <text:p text:style-name="P3"><text:s/>79</text:p>
            <text:p text:style-name="P3"/>
            <text:p text:style-name="P3"><text:s/>80</text:p>
            <text:p text:style-name="P3"><text:s/>81</text:p>
            <text:p text:style-name="P3"><text:s/>82</text:p>
            <text:p text:style-name="P3"><text:s/>83</text:p>
            <text:p text:style-name="P3"><text:s/>84</text:p>
            <text:p text:style-name="P3"><text:s/>85</text:p>
            <text:p text:style-name="P3"><text:s/>86</text:p>
            <text:p text:style-name="P3"><text:s/>87</text:p>
            <text:p text:style-name="P3"><text:s/>88</text:p>
            <text:p text:style-name="P3"><text:s/>89</text:p>
            <text:p text:style-name="P3"><text:s/>90</text:p>
            <text:p text:style-name="P3"><text:s/>91</text:p>
            <text:p text:style-name="P3"/>
            <text:p text:style-name="P3"><text:s/>92</text:p>
            <text:p text:style-name="P3"><text:s/>93</text:p>
            <text:p text:style-name="P3"><text:s/>94</text:p>
            <text:p text:style-name="P3"><text:s/>95</text:p>
            <text:p text:style-name="P3"><text:s/>96</text:p>
            <text:p text:style-name="P3"><text:s/>97</text:p>
            <text:p text:style-name="P3"><text:s/>98</text:p>
            <text:p text:style-name="P3"><text:soft-page-break/><text:s/>99</text:p>
            <text:p text:style-name="P3">100</text:p>
            <text:p text:style-name="P3">101</text:p>
            <text:p text:style-name="P3">102</text:p>
            <text:p text:style-name="P3">103</text:p>
            <text:p text:style-name="P3">104</text:p>
            <text:p text:style-name="P3">105</text:p>
            <text:p text:style-name="P3">106</text:p>
            <text:p text:style-name="P3">107</text:p>
            <text:p text:style-name="P3">108</text:p>
            <text:p text:style-name="P3">109</text:p>
            <text:p text:style-name="P3">110</text:p>
            <text:p text:style-name="P3">111</text:p>
            <text:p text:style-name="P3">112</text:p>
            <text:p text:style-name="P3">113</text:p>
            <text:p text:style-name="P3">114</text:p>
            <text:p text:style-name="P3">115</text:p>
            <text:p text:style-name="P3">116</text:p>
            <text:p text:style-name="P3">117</text:p>
            <text:p text:style-name="P3">118</text:p>
            <text:p text:style-name="P3">119</text:p>
            <text:p text:style-name="P3">120</text:p>
            <text:p text:style-name="P3">121</text:p>
            <text:p text:style-name="P3">122</text:p>
            <text:p text:style-name="P3">123</text:p>
            <text:p text:style-name="P3">124</text:p>
            <text:p text:style-name="P3">125</text:p>
            <text:p text:style-name="P3">126</text:p>
            <text:p text:style-name="P3">127</text:p>
            <text:p text:style-name="P3">128</text:p>
            <text:p text:style-name="P3">129</text:p>
            <text:p text:style-name="P3">130</text:p>
            <text:p text:style-name="P3">131</text:p>
            <text:p text:style-name="P3">132</text:p>
            <text:p text:style-name="P3">133</text:p>
            <text:p text:style-name="P3">134</text:p>
            <text:p text:style-name="P3">135</text:p>
            <text:p text:style-name="P3">136</text:p>
            <text:p text:style-name="P3">137</text:p>
            <text:p text:style-name="P3">138</text:p>
            <text:p text:style-name="P3">139</text:p>
            <text:p text:style-name="P3">140</text:p>
            <text:p text:style-name="P3">141</text:p>
            <text:p text:style-name="P3">142</text:p>
            <text:p text:style-name="P3">143</text:p>
            <text:p text:style-name="P3">144</text:p>
            <text:p text:style-name="P3">145</text:p>
            <text:p text:style-name="P3">146</text:p>
            <text:p text:style-name="P3">147</text:p>
            <text:p text:style-name="P3">148</text:p>
            <text:p text:style-name="P3">149</text:p>
            <text:p text:style-name="P3">150</text:p>
            <text:p text:style-name="P3"><text:soft-page-break/>151</text:p>
            <text:p text:style-name="P3">152</text:p>
            <text:p text:style-name="P3">153</text:p>
            <text:p text:style-name="P3">154</text:p>
            <text:p text:style-name="P3">155</text:p>
            <text:p text:style-name="P3">156</text:p>
            <text:p text:style-name="P3">157</text:p>
            <text:p text:style-name="P3">158</text:p>
            <text:p text:style-name="P3">159</text:p>
            <text:p text:style-name="P3">160</text:p>
            <text:p text:style-name="P3">161</text:p>
            <text:p text:style-name="P3">162</text:p>
            <text:p text:style-name="P3">163</text:p>
            <text:p text:style-name="P3">164</text:p>
            <text:p text:style-name="P3">165</text:p>
            <text:p text:style-name="P3">166</text:p>
            <text:p text:style-name="P3">167</text:p>
            <text:p text:style-name="P3">168</text:p>
            <text:p text:style-name="P3">169</text:p>
            <text:p text:style-name="P3">170</text:p>
            <text:p text:style-name="P3">171</text:p>
            <text:p text:style-name="P3">172</text:p>
            <text:p text:style-name="P3">173</text:p>
            <text:p text:style-name="P3">174</text:p>
            <text:p text:style-name="P3">175</text:p>
            <text:p text:style-name="P3">176</text:p>
            <text:p text:style-name="P3">177</text:p>
            <text:p text:style-name="P3">178</text:p>
            <text:p text:style-name="P3">179</text:p>
            <text:p text:style-name="P3">180</text:p>
            <text:p text:style-name="P3">181</text:p>
            <text:p text:style-name="P3">182</text:p>
            <text:p text:style-name="P3">183</text:p>
            <text:p text:style-name="P3">184</text:p>
            <text:p text:style-name="P3">185</text:p>
            <text:p text:style-name="P3">186</text:p>
            <text:p text:style-name="P3">187</text:p>
            <text:p text:style-name="P3">188</text:p>
            <text:p text:style-name="P3">189</text:p>
            <text:p text:style-name="P3">190</text:p>
            <text:p text:style-name="P3">191</text:p>
            <text:p text:style-name="P3">192</text:p>
            <text:p text:style-name="P3">193</text:p>
            <text:p text:style-name="P3">194</text:p>
            <text:p text:style-name="P3">195</text:p>
            <text:p text:style-name="P3">196</text:p>
            <text:p text:style-name="P3">197</text:p>
            <text:p text:style-name="P3">198</text:p>
            <text:p text:style-name="P3">199</text:p>
            <text:p text:style-name="P3">200</text:p>
            <text:p text:style-name="P3">201</text:p>
            <text:p text:style-name="P3">202</text:p>
            <text:p text:style-name="P3"><text:soft-page-break/>203</text:p>
            <text:p text:style-name="P3">204</text:p>
            <text:p text:style-name="P3">205</text:p>
            <text:p text:style-name="P3">206</text:p>
            <text:p text:style-name="P3">207</text:p>
            <text:p text:style-name="P3">208</text:p>
            <text:p text:style-name="P3">209</text:p>
            <text:p text:style-name="P3">210</text:p>
            <text:p text:style-name="P3">211</text:p>
            <text:p text:style-name="P3">212</text:p>
            <text:p text:style-name="P3">213</text:p>
            <text:p text:style-name="P3">214</text:p>
            <text:p text:style-name="P3">215</text:p>
            <text:p text:style-name="P3">216</text:p>
            <text:p text:style-name="P3">217</text:p>
            <text:p text:style-name="P3">218</text:p>
            <text:p text:style-name="P3">219</text:p>
            <text:p text:style-name="P3">220</text:p>
            <text:p text:style-name="P3">221</text:p>
            <text:p text:style-name="P3">222</text:p>
            <text:p text:style-name="P3">223</text:p>
            <text:p text:style-name="P3">224</text:p>
            <text:p text:style-name="P3">225</text:p>
            <text:p text:style-name="P3">226</text:p>
            <text:p text:style-name="P3">227</text:p>
            <text:p text:style-name="P3">228</text:p>
            <text:p text:style-name="P3">229</text:p>
            <text:p text:style-name="P3">230</text:p>
            <text:p text:style-name="P3">231</text:p>
            <text:p text:style-name="P3">232</text:p>
            <text:p text:style-name="P3">233</text:p>
            <text:p text:style-name="P3">234</text:p>
            <text:p text:style-name="P3">235</text:p>
            <text:p text:style-name="P3">236</text:p>
            <text:p text:style-name="P3">237</text:p>
            <text:p text:style-name="P3">238</text:p>
            <text:p text:style-name="P3">239</text:p>
            <text:p text:style-name="P3">240</text:p>
            <text:p text:style-name="P3">241</text:p>
            <text:p text:style-name="P3">242</text:p>
            <text:p text:style-name="P3">243</text:p>
            <text:p text:style-name="P3">244</text:p>
            <text:p text:style-name="P3">245</text:p>
            <text:p text:style-name="P3">246</text:p>
            <text:p text:style-name="P3">247</text:p>
            <text:p text:style-name="P3">248</text:p>
            <text:p text:style-name="P3">249</text:p>
            <text:p text:style-name="P3">250</text:p>
            <text:p text:style-name="P3">251</text:p>
            <text:p text:style-name="P3">252</text:p>
            <text:p text:style-name="P3">253</text:p>
            <text:p text:style-name="P3">254</text:p>
            <text:p text:style-name="P3"><text:soft-page-break/>255</text:p>
            <text:p text:style-name="P3">256</text:p>
            <text:p text:style-name="P3">257</text:p>
            <text:p text:style-name="P3">258</text:p>
            <text:p text:style-name="P3">259</text:p>
            <text:p text:style-name="P3">260</text:p>
            <text:p text:style-name="P3">261</text:p>
            <text:p text:style-name="P3">262</text:p>
            <text:p text:style-name="P3">263</text:p>
            <text:p text:style-name="P3">264</text:p>
            <text:p text:style-name="P3">265</text:p>
            <text:p text:style-name="P3">266</text:p>
            <text:p text:style-name="P3">267</text:p>
            <text:p text:style-name="P3">268</text:p>
            <text:p text:style-name="P3">269</text:p>
            <text:p text:style-name="P3">270</text:p>
            <text:p text:style-name="P3">271</text:p>
            <text:p text:style-name="P3">272</text:p>
            <text:p text:style-name="P3">273</text:p>
            <text:p text:style-name="P3">274</text:p>
            <text:p text:style-name="P3">275</text:p>
            <text:p text:style-name="P3">276</text:p>
            <text:p text:style-name="P3">277</text:p>
            <text:p text:style-name="P3">278</text:p>
            <text:p text:style-name="P3">279</text:p>
            <text:p text:style-name="P3">280</text:p>
            <text:p text:style-name="P3">281</text:p>
            <text:p text:style-name="P3">282</text:p>
            <text:p text:style-name="P3">283</text:p>
            <text:p text:style-name="P3">284</text:p>
            <text:p text:style-name="P3">285</text:p>
            <text:p text:style-name="P3">286</text:p>
            <text:p text:style-name="P3">287</text:p>
            <text:p text:style-name="P3">288</text:p>
            <text:p text:style-name="P3">289</text:p>
            <text:p text:style-name="P3">290</text:p>
            <text:p text:style-name="P3">291</text:p>
            <text:p text:style-name="P3">292</text:p>
            <text:p text:style-name="P3">293</text:p>
            <text:p text:style-name="P3">294</text:p>
            <text:p text:style-name="P3">295</text:p>
            <text:p text:style-name="P3">296</text:p>
            <text:p text:style-name="P3">297</text:p>
            <text:p text:style-name="P3">298</text:p>
            <text:p text:style-name="P3">299</text:p>
            <text:p text:style-name="P3">300</text:p>
            <text:p text:style-name="P3">301</text:p>
            <text:p text:style-name="P3">302</text:p>
            <text:p text:style-name="P3">303</text:p>
            <text:p text:style-name="P3">304</text:p>
            <text:p text:style-name="P3">305</text:p>
            <text:p text:style-name="P3">306</text:p>
            <text:p text:style-name="P3"><text:soft-page-break/>307</text:p>
            <text:p text:style-name="P3">308</text:p>
            <text:p text:style-name="P3">309</text:p>
            <text:p text:style-name="P3">310</text:p>
            <text:p text:style-name="P3">311</text:p>
            <text:p text:style-name="P3">312</text:p>
            <text:p text:style-name="P3">313</text:p>
            <text:p text:style-name="P3">314</text:p>
            <text:p text:style-name="P3">315</text:p>
            <text:p text:style-name="P3">316</text:p>
            <text:p text:style-name="P3">317</text:p>
            <text:p text:style-name="P3">318</text:p>
            <text:p text:style-name="P3">319</text:p>
            <text:p text:style-name="P3">320</text:p>
            <text:p text:style-name="P3">321</text:p>
            <text:p text:style-name="P3">322</text:p>
            <text:p text:style-name="P3">323</text:p>
            <text:p text:style-name="P3">324</text:p>
            <text:p text:style-name="P3">325</text:p>
            <text:p text:style-name="P3">326</text:p>
            <text:p text:style-name="P3">327</text:p>
            <text:p text:style-name="P3">328</text:p>
            <text:p text:style-name="P3">329</text:p>
            <text:p text:style-name="P3">330</text:p>
            <text:p text:style-name="P3">331</text:p>
            <text:p text:style-name="P3">332</text:p>
            <text:p text:style-name="P3">333</text:p>
            <text:p text:style-name="P3">334</text:p>
            <text:p text:style-name="P3">335</text:p>
            <text:p text:style-name="P3">336</text:p>
            <text:p text:style-name="P3">337</text:p>
            <text:p text:style-name="P3">338</text:p>
            <text:p text:style-name="P3">339</text:p>
            <text:p text:style-name="P3">340</text:p>
            <text:p text:style-name="P3">341</text:p>
            <text:p text:style-name="P3">342</text:p>
            <text:p text:style-name="P3">343</text:p>
            <text:p text:style-name="P3">344</text:p>
            <text:p text:style-name="P3">345</text:p>
            <text:p text:style-name="P3">346</text:p>
            <text:p text:style-name="P3">347</text:p>
            <text:p text:style-name="P3">348</text:p>
            <text:p text:style-name="P3">349</text:p>
            <text:p text:style-name="P3">350</text:p>
            <text:p text:style-name="P3">351</text:p>
            <text:p text:style-name="P3">352</text:p>
            <text:p text:style-name="P3">353</text:p>
            <text:p text:style-name="P3">354</text:p>
            <text:p text:style-name="P3">355</text:p>
            <text:p text:style-name="P3">356</text:p>
            <text:p text:style-name="P3">357</text:p>
            <text:p text:style-name="P3">358</text:p>
            <text:p text:style-name="P3"><text:soft-page-break/>359</text:p>
            <text:p text:style-name="P3">360</text:p>
            <text:p text:style-name="P3">361</text:p>
            <text:p text:style-name="P3">362</text:p>
            <text:p text:style-name="P3">363</text:p>
            <text:p text:style-name="P3">364</text:p>
            <text:p text:style-name="P3">365</text:p>
            <text:p text:style-name="P3">366</text:p>
            <text:p text:style-name="P3">367</text:p>
            <text:p text:style-name="P3">368</text:p>
            <text:p text:style-name="P3">369</text:p>
            <text:p text:style-name="P3">370</text:p>
            <text:p text:style-name="P3">371</text:p>
            <text:p text:style-name="P3">372</text:p>
            <text:p text:style-name="P3">373</text:p>
            <text:p text:style-name="P3">374</text:p>
            <text:p text:style-name="P3">375</text:p>
            <text:p text:style-name="P3">376</text:p>
            <text:p text:style-name="P3">377</text:p>
            <text:p text:style-name="P3">378</text:p>
            <text:p text:style-name="P3">379</text:p>
            <text:p text:style-name="P3">380</text:p>
            <text:p text:style-name="P3">381</text:p>
            <text:p text:style-name="P3">382</text:p>
            <text:p text:style-name="P3">383</text:p>
            <text:p text:style-name="P3">384</text:p>
            <text:p text:style-name="P3">385</text:p>
            <text:p text:style-name="P3">386</text:p>
            <text:p text:style-name="P3">387</text:p>
            <text:p text:style-name="P3">388</text:p>
            <text:p text:style-name="P3">389</text:p>
            <text:p text:style-name="P3">390</text:p>
            <text:p text:style-name="P3">391</text:p>
            <text:p text:style-name="P3">392</text:p>
            <text:p text:style-name="P3">393</text:p>
            <text:p text:style-name="P3">394</text:p>
            <text:p text:style-name="P3">395</text:p>
            <text:p text:style-name="P3">396</text:p>
            <text:p text:style-name="P3">397</text:p>
            <text:p text:style-name="P3">398</text:p>
            <text:p text:style-name="P3">399</text:p>
            <text:p text:style-name="P3">400</text:p>
            <text:p text:style-name="P3">401</text:p>
            <text:p text:style-name="P3">402</text:p>
            <text:p text:style-name="P3">403</text:p>
            <text:p text:style-name="P3">404</text:p>
            <text:p text:style-name="P3">405</text:p>
            <text:p text:style-name="P3">406</text:p>
            <text:p text:style-name="P3">407</text:p>
            <text:p text:style-name="P3">408</text:p>
            <text:p text:style-name="P3">409</text:p>
            <text:p text:style-name="P3">410</text:p>
            <text:p text:style-name="P3"><text:soft-page-break/>411</text:p>
            <text:p text:style-name="P3">412</text:p>
            <text:p text:style-name="P3">413</text:p>
            <text:p text:style-name="P3">414</text:p>
            <text:p text:style-name="P3">415</text:p>
            <text:p text:style-name="P3">416</text:p>
            <text:p text:style-name="P3">417</text:p>
            <text:p text:style-name="P3">418</text:p>
            <text:p text:style-name="P3">419</text:p>
            <text:p text:style-name="P3">420</text:p>
            <text:p text:style-name="P3">421</text:p>
            <text:p text:style-name="P3">422</text:p>
            <text:p text:style-name="P3">423</text:p>
            <text:p text:style-name="P3">424</text:p>
            <text:p text:style-name="P3">425</text:p>
            <text:p text:style-name="P3">426</text:p>
            <text:p text:style-name="P3">427</text:p>
            <text:p text:style-name="P3">428</text:p>
            <text:p text:style-name="P3">429</text:p>
            <text:p text:style-name="P3">430</text:p>
            <text:p text:style-name="P4">431</text:p>
            <text:p text:style-name="P4">432<text:line-break/></text:p>
          </table:table-cell>
          <table:table-cell table:style-name="Table1.A1" office:value-type="string">
            <text:p text:style-name="P2">/*</text:p>
            <text:p text:style-name="P2"><text:s/>* FILE: uva-tool.cpp</text:p>
            <text:p text:style-name="P2"><text:s/>*</text:p>
            <text:p text:style-name="P2"><text:s/>* @author: Arafat Hasan Jenin &lt;arafathasanjenin[at]gmail[dot]com&gt;</text:p>
            <text:p text:style-name="P2"><text:s/>*</text:p>
            <text:p text:style-name="P2"><text:s/>* LINK: https://github.com/AHJenin/uva-tool</text:p>
            <text:p text:style-name="P2"><text:s/>*</text:p>
            <text:p text:style-name="P2"><text:s/>* DATE CREATED: 29 Feb 2017</text:p>
            <text:p text:style-name="P2"><text:s/>* LAST MODIFIED: 19-10-17 01:35:51 (+06)</text:p>
            <text:p text:style-name="P2"><text:s/>*</text:p>
            <text:p text:style-name="P2"><text:s/>* DESCRIPTION:</text:p>
            <text:p text:style-name="P2"><text:s/>*</text:p>
            <text:p text:style-name="P2"><text:s/>* DEVELOPMENT HISTORY:</text:p>
            <text:p text:style-name="P2"><text:s/>* Date <text:s text:c="8"/>Version <text:s text:c="4"/>Description</text:p>
            <text:p text:style-name="P2"><text:s/>* --------------------------------------------------------------------</text:p>
            <text:p text:style-name="P2"><text:s/>* <text:s/>29 Feb 2017 0.2 <text:s text:c="8"/>Completed, not tested, BASH</text:p>
            <text:p text:style-name="P2"><text:s/>* <text:s/>02 Apr 2017 0.4 <text:s text:c="8"/>Without bash script, fully C++, system() used</text:p>
            <text:p text:style-name="P2"><text:s/>* <text:s/>05 Oct 2017 0.6 <text:s text:c="8"/>Cleanize, nlohmann/json used</text:p>
            <text:p text:style-name="P2"><text:s/>*</text:p>
            <text:p text:style-name="P2"><text:s/>*</text:p>
            <text:p text:style-name="P2"><text:s/>* <text:s text:c="16"/>██╗███████╗███╗ <text:s text:c="2"/>██╗██╗███╗ <text:s text:c="2"/>██╗</text:p>
            <text:p text:style-name="P2"><text:s/>* <text:s text:c="16"/>██║██╔════╝████╗ <text:s/>██║██║████╗ <text:s/>██║</text:p>
            <text:p text:style-name="P2"><text:s/>* <text:s text:c="16"/>██║█████╗ <text:s/>██╔██╗ ██║██║██╔██╗ ██║</text:p>
            <text:p text:style-name="P2"><text:s/>* <text:s text:c="11"/>██ <text:s text:c="2"/>██║██╔══╝ <text:s/>██║╚██╗██║██║██║╚██╗██║</text:p>
            <text:p text:style-name="P2"><text:s/>* <text:s text:c="11"/>╚█████╔╝███████╗██║ ╚████║██║██║ ╚████║</text:p>
            <text:p text:style-name="P2"><text:s/>* <text:s text:c="12"/>╚════╝ ╚══════╝╚═╝ <text:s/>╚═══╝╚═╝╚═╝ <text:s/>╚═══╝</text:p>
            <text:p text:style-name="P2"><text:s/>*/</text:p>
            <text:p text:style-name="P7"/>
            <text:p text:style-name="P2">///////////////////////////////////////////////////////////////////////</text:p>
            <text:p text:style-name="P7"/>
            <text:p text:style-name="P5">#include &lt;iostream&gt;</text:p>
            <text:p text:style-name="P5">#include &lt;climits&gt;</text:p>
            <text:p text:style-name="P5">#include &lt;cmath&gt;</text:p>
            <text:p text:style-name="P5">#include &lt;cstring&gt;</text:p>
            <text:p text:style-name="P5">#include &lt;cctype&gt;</text:p>
            <text:p text:style-name="P5">#include &lt;cstdio&gt;</text:p>
            <text:p text:style-name="P5">#include &lt;cstdlib&gt;</text:p>
            <text:p text:style-name="P5">#include &lt;iomanip&gt;</text:p>
            <text:p text:style-name="P5">#include &lt;utility&gt;</text:p>
            <text:p text:style-name="P5">#include &lt;sstream&gt;</text:p>
            <text:p text:style-name="P5">#include &lt;algorithm&gt;</text:p>
            <text:p text:style-name="P5">#include &lt;stack&gt;</text:p>
            <text:p text:style-name="P5">#include &lt;set&gt;</text:p>
            <text:p text:style-name="P5">#include &lt;list&gt;</text:p>
            <text:p text:style-name="P5">#include &lt;map&gt;</text:p>
            <text:p text:style-name="P5">#include &lt;unordered_map&gt;</text:p>
            <text:p text:style-name="P5">#include &lt;queue&gt;</text:p>
            <text:p text:style-name="P5">#include &lt;deque&gt;</text:p>
            <text:p text:style-name="P5"><text:soft-page-break/>#include &lt;vector&gt;</text:p>
            <text:p text:style-name="P7"><text:span text:style-name="T2">#include &lt;stdint.h&gt; </text:span><text:span text:style-name="T3">//uint32_t</text:span></text:p>
            <text:p text:style-name="P5">#include &lt;functional&gt;</text:p>
            <text:p text:style-name="P5">#include &lt;bitset&gt;</text:p>
            <text:p text:style-name="P7"/>
            <text:p text:style-name="P5">#include &lt;cstdio&gt;</text:p>
            <text:p text:style-name="P5">#include &lt;fstream&gt;</text:p>
            <text:p text:style-name="P5">#include &lt;iostream&gt;</text:p>
            <text:p text:style-name="P5">#include &lt;memory&gt;</text:p>
            <text:p text:style-name="P5">#include &lt;stdexcept&gt;</text:p>
            <text:p text:style-name="P5">#include &lt;string&gt;</text:p>
            <text:p text:style-name="P5">#include &lt;array&gt;</text:p>
            <text:p text:style-name="P5">#include "include/json.hpp"</text:p>
            <text:p text:style-name="P7"><text:span text:style-name="T2">#include &lt;unistd.h&gt; </text:span><text:span text:style-name="T3">// getlogin()</text:span></text:p>
            <text:p text:style-name="P7"/>
            <text:p text:style-name="P7"><text:span text:style-name="T4">using</text:span> <text:span text:style-name="T4">namespace</text:span> std;</text:p>
            <text:p text:style-name="P7"><text:span text:style-name="T4">using</text:span> json <text:span text:style-name="T5">=</text:span> nlohmann<text:span text:style-name="T5">::</text:span>json;</text:p>
            <text:p text:style-name="P7"/>
            <text:p text:style-name="P7"><text:span text:style-name="T4">typedef</text:span> <text:span text:style-name="T6">long</text:span> <text:span text:style-name="T6">long</text:span> <text:s text:c="10"/>ll;</text:p>
            <text:p text:style-name="P7"><text:span text:style-name="T4">typedef</text:span> <text:span text:style-name="T6">double</text:span> <text:s text:c="13"/>lf;</text:p>
            <text:p text:style-name="P7"><text:span text:style-name="T4">typedef</text:span> <text:span text:style-name="T6">unsigned</text:span> <text:span text:style-name="T6">long</text:span> <text:span text:style-name="T6">long</text:span> <text:s/>ull;</text:p>
            <text:p text:style-name="P7"><text:span text:style-name="T4">typedef</text:span> pair<text:span text:style-name="T5">&lt;</text:span><text:span text:style-name="T6">int</text:span>, <text:span text:style-name="T6">int</text:span><text:span text:style-name="T5">&gt;</text:span> <text:s text:c="5"/>pii;</text:p>
            <text:p text:style-name="P7"><text:span text:style-name="T4">typedef</text:span> vector<text:span text:style-name="T5">&lt;</text:span>pii<text:span text:style-name="T5">&gt;</text:span> <text:s text:c="8"/>vpii;</text:p>
            <text:p text:style-name="P7"><text:span text:style-name="T4">typedef</text:span> vector<text:span text:style-name="T5">&lt;</text:span><text:span text:style-name="T6">int</text:span><text:span text:style-name="T5">&gt;</text:span> <text:s text:c="8"/>vi;</text:p>
            <text:p text:style-name="P7"/>
            <text:p text:style-name="P5">#define __FastIO <text:s text:c="7"/>ios_base::sync_with_stdio(false); cin.tie(0)</text:p>
            <text:p text:style-name="P7"/>
            <text:p text:style-name="P5">#define forr(i, a, b) <text:s text:c="2"/>for (__typeof (a) i=a; i&lt;=b; i++)</text:p>
            <text:p text:style-name="P5">#define rof(i, b, a) <text:s text:c="3"/>for (__typeof (a) i=b; i&gt;=a; i--)</text:p>
            <text:p text:style-name="P5">#define rep(i, n) <text:s text:c="6"/>for (__typeof (n) i=0; i&lt;n; i++)</text:p>
            <text:p text:style-name="P5">#define forit(i, s) <text:s text:c="4"/>for (__typeof ((s).end ()) i = (s).begin (); i != (s).end(); ++i)</text:p>
            <text:p text:style-name="P5">#define all(ar) <text:s text:c="8"/>ar.begin(), ar.end()</text:p>
            <text:p text:style-name="P5">#define fill(ar, val) <text:s text:c="2"/>memset(ar, val, sizeof(ar))</text:p>
            <text:p text:style-name="P5">#define clr(a) <text:s text:c="9"/>memset(a, 0, sizeof(a))</text:p>
            <text:p text:style-name="P7"/>
            <text:p text:style-name="P5">#define nl <text:s text:c="13"/>cout &lt;&lt; '\n';</text:p>
            <text:p text:style-name="P5">#define sp <text:s text:c="13"/>cout &lt;&lt; ' ';</text:p>
            <text:p text:style-name="P5">#define gc <text:s text:c="13"/>getchar</text:p>
            <text:p text:style-name="P5">#define chk <text:s text:c="12"/>cout &lt;&lt; "##########\n"</text:p>
            <text:p text:style-name="P5">#define pb <text:s text:c="13"/>push_back</text:p>
            <text:p text:style-name="P5">#define debug1(x) <text:s text:c="6"/>cout &lt;&lt; #x &lt;&lt; ": " &lt;&lt; x &lt;&lt; endl</text:p>
            <text:p text:style-name="P5">#define debug2(x, y) <text:s text:c="3"/>cout &lt;&lt; #x &lt;&lt; ": " &lt;&lt; x &lt;&lt; '\t' &lt;&lt; #y &lt;&lt; ": " &lt;&lt; y &lt;&lt; endl</text:p>
            <text:p text:style-name="P5">#define debug3(x, y, z) cout &lt;&lt; #x &lt;&lt; ": " &lt;&lt; x &lt;&lt; '\t' &lt;&lt; #y &lt;&lt; ": " &lt;&lt; y &lt;&lt; '\t' &lt;&lt; #z &lt;&lt; ": " &lt;&lt; z &lt;&lt; endl</text:p>
            <text:p text:style-name="P7"/>
            <text:p text:style-name="P5">#define max(a, b) <text:s text:c="6"/>(a &lt; b ? b : a)</text:p>
            <text:p text:style-name="P5">#define min(a, b) <text:s text:c="6"/>(a &gt; b ? b : a)</text:p>
            <text:p text:style-name="P5">#define sq(a) <text:s text:c="10"/>(a * a)</text:p>
            <text:p text:style-name="P7"/>
            <text:p text:style-name="P5">#define PI <text:s text:c="13"/>acos(-1.0)</text:p>
            <text:p text:style-name="P5">#define INF <text:s text:c="12"/>0x7fffffff</text:p>
            <text:p text:style-name="P5"><text:soft-page-break/>#define MOD <text:s text:c="12"/>1000000007</text:p>
            <text:p text:style-name="P5">#define EPS <text:s text:c="12"/>1e-7</text:p>
            <text:p text:style-name="P5">#define MAX <text:s text:c="12"/>10000005</text:p>
            <text:p text:style-name="P7"/>
            <text:p text:style-name="P5">#ifdef __linux__</text:p>
            <text:p text:style-name="P7"><text:span text:style-name="T4">const</text:span> string szHome <text:span text:style-name="T5">=</text:span> getlogin();</text:p>
            <text:p text:style-name="P7"><text:span text:style-name="T4">const</text:span> string pid_num_cvs <text:span text:style-name="T5">=</text:span> <text:span text:style-name="T7">"/usr/share/uva-tool/pid-to-num.cvs"</text:span>;</text:p>
            <text:p text:style-name="P8"><text:span text:style-name="T4">const</text:span> string cookie_file <text:span text:style-name="T5">=</text:span></text:p>
            <text:p text:style-name="P8"><text:s text:c="4"/><text:span text:style-name="T7">"/home/"</text:span> <text:span text:style-name="T5">+</text:span> szHome <text:span text:style-name="T5">+</text:span> <text:span text:style-name="T7">"/.cache/uva-tool/uva.onlinejudge.org_cookie.txt"</text:span>;</text:p>
            <text:p text:style-name="P2">//const string err = " 2&gt; ~/.uva-tool/err.log";</text:p>
            <text:p text:style-name="P7"><text:span text:style-name="T4">const</text:span> string err <text:span text:style-name="T5">=</text:span> <text:span text:style-name="T7">" 2&gt; /dev/null"</text:span>;</text:p>
            <text:p text:style-name="P7"><text:span text:style-name="T4">const</text:span> string curlfunc <text:span text:style-name="T5">=</text:span> <text:span text:style-name="T7">"curl"</text:span>;</text:p>
            <text:p text:style-name="P5">#elif __WIN32__</text:p>
            <text:p text:style-name="P2">// win</text:p>
            <text:p text:style-name="P5">#endif</text:p>
            <text:p text:style-name="P7"/>
            <text:p text:style-name="P2">////////////////////////// START HERE //////////////////////////</text:p>
            <text:p text:style-name="P7"/>
            <text:p text:style-name="P7">string <text:span text:style-name="T8">system_exec</text:span>(<text:span text:style-name="T4">const</text:span> <text:span text:style-name="T6">char</text:span> <text:span text:style-name="T5">*</text:span>cmd) {</text:p>
            <text:p text:style-name="P7"><text:s text:c="4"/><text:span text:style-name="T6">char</text:span> buffer[<text:span text:style-name="T9">128</text:span>];</text:p>
            <text:p text:style-name="P7"><text:s text:c="4"/>string result <text:span text:style-name="T5">=</text:span> <text:span text:style-name="T7">""</text:span>;</text:p>
            <text:p text:style-name="P7"><text:s text:c="4"/><text:span text:style-name="T6">FILE</text:span> <text:span text:style-name="T5">*</text:span>pipe <text:span text:style-name="T5">=</text:span> popen(cmd, <text:span text:style-name="T7">"r"</text:span>);</text:p>
            <text:p text:style-name="P7"><text:s text:c="4"/><text:span text:style-name="T4">if</text:span> (<text:span text:style-name="T5">!</text:span>pipe) <text:span text:style-name="T4">throw</text:span> runtime_error(<text:span text:style-name="T7">"popen() failed!"</text:span>);</text:p>
            <text:p text:style-name="P7"><text:s text:c="4"/>try {</text:p>
            <text:p text:style-name="P7"><text:s text:c="8"/><text:span text:style-name="T4">while</text:span> (<text:span text:style-name="T5">!</text:span>feof(pipe)) {</text:p>
            <text:p text:style-name="P7"><text:s text:c="12"/><text:span text:style-name="T4">if</text:span> (fgets(buffer, <text:span text:style-name="T9">128</text:span>, pipe) <text:span text:style-name="T5">!=</text:span> <text:span text:style-name="T10">NULL</text:span>)</text:p>
            <text:p text:style-name="P7"><text:s text:c="16"/>result <text:span text:style-name="T5">+=</text:span> buffer;</text:p>
            <text:p text:style-name="P7"><text:s text:c="8"/>}</text:p>
            <text:p text:style-name="P7"><text:s text:c="4"/>} <text:span text:style-name="T4">catch</text:span> (...) {</text:p>
            <text:p text:style-name="P7"><text:s text:c="8"/>pclose(pipe);</text:p>
            <text:p text:style-name="P7"><text:s text:c="8"/><text:span text:style-name="T4">throw</text:span>;</text:p>
            <text:p text:style-name="P7"><text:s text:c="4"/>}</text:p>
            <text:p text:style-name="P7"><text:s text:c="4"/>pclose(pipe);</text:p>
            <text:p text:style-name="P7"><text:s text:c="4"/><text:span text:style-name="T4">return</text:span> result;</text:p>
            <text:p text:style-name="P7">}</text:p>
            <text:p text:style-name="P7"/>
            <text:p text:style-name="P7"><text:span text:style-name="T4">class</text:span> <text:span text:style-name="T11">Problem</text:span> {</text:p>
            <text:p text:style-name="P6">private:</text:p>
            <text:p text:style-name="P7"><text:s text:c="4"/>string line, pname;</text:p>
            <text:p text:style-name="P7"><text:s text:c="4"/><text:span text:style-name="T6">int</text:span> pid, pnum;</text:p>
            <text:p text:style-name="P7"><text:s text:c="4"/>map<text:span text:style-name="T5">&lt;</text:span><text:span text:style-name="T6">int</text:span>, pair<text:span text:style-name="T5">&lt;</text:span><text:span text:style-name="T6">int</text:span>, string<text:span text:style-name="T5">&gt;</text:span> <text:span text:style-name="T5">&gt;</text:span> pid_name;</text:p>
            <text:p text:style-name="P7"><text:s text:c="4"/><text:span text:style-name="T6">void</text:span> <text:span text:style-name="T8">split</text:span>(string splitit) {</text:p>
            <text:p text:style-name="P7"><text:s text:c="8"/>istringstream ss(splitit);</text:p>
            <text:p text:style-name="P7"><text:s text:c="8"/>vector<text:span text:style-name="T5">&lt;</text:span>string<text:span text:style-name="T5">&gt;</text:span> result;</text:p>
            <text:p text:style-name="P7"><text:s text:c="8"/>string token;</text:p>
            <text:p text:style-name="P7"><text:s text:c="8"/><text:span text:style-name="T4">while</text:span> (getline(ss, token, <text:span text:style-name="T12">'~'</text:span>)) {</text:p>
            <text:p text:style-name="P7"><text:s text:c="12"/>result.push_back(token);</text:p>
            <text:p text:style-name="P7"><text:s text:c="8"/>}</text:p>
            <text:p text:style-name="P7"><text:s text:c="8"/>pid <text:span text:style-name="T5">=</text:span> stoi(result[<text:span text:style-name="T9">0</text:span>]);</text:p>
            <text:p text:style-name="P7"><text:s text:c="8"/>pnum <text:span text:style-name="T5">=</text:span> stoi(result[<text:span text:style-name="T9">1</text:span>]);</text:p>
            <text:p text:style-name="P7"><text:s text:c="8"/>pname <text:span text:style-name="T5">=</text:span> result[<text:span text:style-name="T9">2</text:span>];</text:p>
            <text:p text:style-name="P7"><text:s text:c="4"/>}</text:p>
            <text:p text:style-name="P7"><text:soft-page-break/></text:p>
            <text:p text:style-name="P6">public:</text:p>
            <text:p text:style-name="P7"><text:s text:c="4"/>Problem() {</text:p>
            <text:p text:style-name="P7"><text:s text:c="8"/>ifstream fp(pid_num_cvs);</text:p>
            <text:p text:style-name="P7"/>
            <text:p text:style-name="P7"><text:s text:c="8"/><text:span text:style-name="T4">if</text:span> (<text:span text:style-name="T5">!</text:span>fp) {</text:p>
            <text:p text:style-name="P7"><text:s text:c="12"/>cerr <text:span text:style-name="T5">&lt;&lt;</text:span> <text:span text:style-name="T7">"Unable to open file : "</text:span> <text:span text:style-name="T5">&lt;&lt;</text:span> pid_num_cvs <text:span text:style-name="T5">&lt;&lt;</text:span> <text:span text:style-name="T7">"</text:span><text:span text:style-name="T13">\n</text:span><text:span text:style-name="T7">"</text:span>;</text:p>
            <text:p text:style-name="P7"><text:s text:c="12"/><text:span text:style-name="T4">throw</text:span> <text:span text:style-name="T9">1</text:span>;</text:p>
            <text:p text:style-name="P7"><text:s text:c="8"/>}</text:p>
            <text:p text:style-name="P7"/>
            <text:p text:style-name="P7"><text:s text:c="8"/><text:span text:style-name="T4">while</text:span> (getline(fp, line)) {</text:p>
            <text:p text:style-name="P7"><text:s text:c="12"/>split(line);</text:p>
            <text:p text:style-name="P7"><text:s text:c="12"/>pid_name[pid] <text:span text:style-name="T5">=</text:span> make_pair(pnum, pname);</text:p>
            <text:p text:style-name="P7"><text:s text:c="8"/>}</text:p>
            <text:p text:style-name="P7"><text:s text:c="8"/>fp.close();</text:p>
            <text:p text:style-name="P7"><text:s text:c="4"/>}</text:p>
            <text:p text:style-name="P7"><text:s text:c="4"/>string name(<text:span text:style-name="T6">int</text:span> pidd) {</text:p>
            <text:p text:style-name="P7"><text:s text:c="8"/><text:span text:style-name="T4">return</text:span> pid_name[pidd].second;</text:p>
            <text:p text:style-name="P7"><text:s text:c="4"/>}</text:p>
            <text:p text:style-name="P7"/>
            <text:p text:style-name="P7"><text:s text:c="4"/><text:span text:style-name="T6">int</text:span> number(<text:span text:style-name="T6">int</text:span> pidd) {</text:p>
            <text:p text:style-name="P7"><text:s text:c="8"/><text:span text:style-name="T4">return</text:span> pid_name[pidd].first;</text:p>
            <text:p text:style-name="P7"><text:s text:c="4"/>}</text:p>
            <text:p text:style-name="P7">};</text:p>
            <text:p text:style-name="P7"/>
            <text:p text:style-name="P7"/>
            <text:p text:style-name="P7"><text:span text:style-name="T4">class</text:span> <text:span text:style-name="T11">Submission</text:span> {</text:p>
            <text:p text:style-name="P7"/>
            <text:p text:style-name="P6">private:</text:p>
            <text:p text:style-name="P7"><text:s text:c="4"/><text:span text:style-name="T6">int</text:span> range;</text:p>
            <text:p text:style-name="P7"><text:s text:c="4"/>json json_subs;</text:p>
            <text:p text:style-name="P7"><text:s text:c="4"/>Problem <text:span text:style-name="T5">*</text:span>problem;</text:p>
            <text:p text:style-name="P7"><text:s text:c="4"/><text:span text:style-name="T6">void</text:span> <text:span text:style-name="T8">convertunixtime</text:span>(<text:span text:style-name="T6">long</text:span> <text:span text:style-name="T6">long</text:span> u) {</text:p>
            <text:p text:style-name="P7"><text:s text:c="8"/><text:span text:style-name="T6">time_t</text:span> <text:s text:c="4"/>now;</text:p>
            <text:p text:style-name="P7"><text:s text:c="8"/><text:span text:style-name="T4">struct</text:span> tm <text:span text:style-name="T5">*</text:span>ts;</text:p>
            <text:p text:style-name="P7"><text:s text:c="8"/><text:span text:style-name="T6">char</text:span> <text:s text:c="6"/>buf[<text:span text:style-name="T9">80</text:span>];</text:p>
            <text:p text:style-name="P7"><text:s text:c="8"/>now <text:span text:style-name="T5">=</text:span> u;</text:p>
            <text:p text:style-name="P7"><text:s text:c="8"/><text:span text:style-name="T3">/* Format and print the time, "ddd yyyy-mm-dd hh:mm:ss zzz" */</text:span></text:p>
            <text:p text:style-name="P7"><text:s text:c="8"/>ts <text:span text:style-name="T5">=</text:span> localtime(<text:span text:style-name="T5">&amp;</text:span>now);</text:p>
            <text:p text:style-name="P7"><text:s text:c="8"/>strftime(buf, <text:span text:style-name="T4">sizeof</text:span>(buf), <text:span text:style-name="T7">"%d-%m-%y %I:%M:%S%p %Z"</text:span>, ts);</text:p>
            <text:p text:style-name="P7"><text:s text:c="8"/>cout <text:span text:style-name="T5">&lt;&lt;</text:span> buf;</text:p>
            <text:p text:style-name="P7"><text:s text:c="4"/>}</text:p>
            <text:p text:style-name="P7"/>
            <text:p text:style-name="P7"><text:s text:c="4"/><text:span text:style-name="T6">void</text:span> <text:span text:style-name="T8">sid</text:span>(<text:span text:style-name="T6">long</text:span> <text:span text:style-name="T6">long</text:span> sub_id) {</text:p>
            <text:p text:style-name="P7"><text:s text:c="8"/>cout <text:span text:style-name="T5">&lt;&lt;</text:span> left <text:span text:style-name="T5">&lt;&lt;</text:span> setw(<text:span text:style-name="T9">11</text:span>) <text:span text:style-name="T5">&lt;&lt;</text:span> sub_id;</text:p>
            <text:p text:style-name="P7"><text:s text:c="4"/>}</text:p>
            <text:p text:style-name="P7"/>
            <text:p text:style-name="P7"><text:s text:c="4"/><text:span text:style-name="T6">void</text:span> <text:span text:style-name="T8">problem_name</text:span>(<text:span text:style-name="T6">int</text:span> pid) {</text:p>
            <text:p text:style-name="P7"><text:s text:c="8"/>cout <text:span text:style-name="T5">&lt;&lt;</text:span> problem<text:span text:style-name="T5">-&gt;</text:span>number(pid) <text:span text:style-name="T5">&lt;&lt;</text:span> <text:span text:style-name="T12">'-'</text:span> \</text:p>
            <text:p text:style-name="P7"><text:s text:c="13"/><text:span text:style-name="T5">&lt;&lt;</text:span> left <text:span text:style-name="T5">&lt;&lt;</text:span> setw(<text:span text:style-name="T9">36</text:span>) <text:span text:style-name="T5">&lt;&lt;</text:span> problem<text:span text:style-name="T5">-&gt;</text:span>name(pid) <text:span text:style-name="T5">&lt;&lt;</text:span> <text:span text:style-name="T12">'\t'</text:span>;</text:p>
            <text:p text:style-name="P7"><text:s text:c="4"/>}</text:p>
            <text:p text:style-name="P7"/>
            <text:p text:style-name="P7"><text:soft-page-break/><text:s text:c="4"/><text:span text:style-name="T6">void</text:span> <text:span text:style-name="T8">verdict</text:span>(<text:span text:style-name="T6">int</text:span> ver) {</text:p>
            <text:p text:style-name="P7"><text:s text:c="8"/><text:span text:style-name="T4">if</text:span> (ver <text:span text:style-name="T5">==</text:span> <text:span text:style-name="T9">90</text:span>)</text:p>
            <text:p text:style-name="P7"><text:s text:c="12"/>cout <text:span text:style-name="T5">&lt;&lt;</text:span> <text:span text:style-name="T7">"</text:span><text:span text:style-name="T13">\x1b</text:span><text:span text:style-name="T7">[38;2;0;195;0m</text:span><text:span text:style-name="T13">\033</text:span><text:span text:style-name="T7">[1mAccepted</text:span><text:span text:style-name="T13">\033</text:span><text:span text:style-name="T7">[0m</text:span><text:span text:style-name="T13">\x1b</text:span><text:span text:style-name="T7">[0m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80</text:span>)</text:p>
            <text:p text:style-name="P7"><text:s text:c="12"/>cout <text:span text:style-name="T5">&lt;&lt;</text:span> <text:span text:style-name="T7">"</text:span><text:span text:style-name="T13">\x1b</text:span><text:span text:style-name="T7">[38;2;102;102;0m</text:span><text:span text:style-name="T13">\033</text:span><text:span text:style-name="T7">[1mPresentationE</text:span><text:span text:style-name="T13">\033</text:span><text:span text:style-name="T7">[0m</text:span><text:span text:style-name="T13">\x1b</text:span><text:span text:style-name="T7">[0m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70</text:span>)</text:p>
            <text:p text:style-name="P7"><text:s text:c="12"/>cout <text:span text:style-name="T5">&lt;&lt;</text:span> <text:span text:style-name="T7">"</text:span><text:span text:style-name="T13">\x1b</text:span><text:span text:style-name="T7">[38;2;255;0;0m</text:span><text:span text:style-name="T13">\033</text:span><text:span text:style-name="T7">[1mWrong answer</text:span><text:span text:style-name="T13">\033</text:span><text:span text:style-name="T7">[0m</text:span><text:span text:style-name="T13">\x1b</text:span><text:span text:style-name="T7">[0m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60</text:span>)</text:p>
            <text:p text:style-name="P7"><text:s text:c="12"/>cout <text:span text:style-name="T5">&lt;&lt;</text:span> <text:span text:style-name="T7">"</text:span><text:span text:style-name="T13">\x1b</text:span><text:span text:style-name="T7">[38;2;51;51;255m</text:span><text:span text:style-name="T13">\033</text:span><text:span text:style-name="T7">[1mMemory limit</text:span><text:span text:style-name="T13">\033</text:span><text:span text:style-name="T7">[0m</text:span><text:span text:style-name="T13">\x1b</text:span><text:span text:style-name="T7">[0m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50</text:span>)</text:p>
            <text:p text:style-name="P7"><text:s text:c="12"/>cout <text:span text:style-name="T5">&lt;&lt;</text:span> <text:span text:style-name="T7">"</text:span><text:span text:style-name="T13">\x1b</text:span><text:span text:style-name="T7">[38;2;0;0;255m</text:span><text:span text:style-name="T13">\033</text:span><text:span text:style-name="T7">[1mTime limit</text:span><text:span text:style-name="T13">\033</text:span><text:span text:style-name="T7">[0m</text:span><text:span text:style-name="T13">\x1b</text:span><text:span text:style-name="T7">[0m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45</text:span>)</text:p>
            <text:p text:style-name="P7"><text:s text:c="12"/>cout <text:span text:style-name="T5">&lt;&lt;</text:span> <text:span text:style-name="T7">"</text:span><text:span text:style-name="T13">\x1b</text:span><text:span text:style-name="T7">[38;2;96;96;96m</text:span><text:span text:style-name="T13">\033</text:span><text:span text:style-name="T7">[1mOutput limit</text:span><text:span text:style-name="T13">\033</text:span><text:span text:style-name="T7">[0m</text:span><text:span text:style-name="T13">\x1b</text:span><text:span text:style-name="T7">[0m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40</text:span>)</text:p>
            <text:p text:style-name="P7"><text:s text:c="12"/>cout <text:span text:style-name="T5">&lt;&lt;</text:span> <text:span text:style-name="T7">"</text:span><text:span text:style-name="T13">\x1b</text:span><text:span text:style-name="T7">[38;2;0;204;204m</text:span><text:span text:style-name="T13">\033</text:span><text:span text:style-name="T7">[1mRuntime error</text:span><text:span text:style-name="T13">\033</text:span><text:span text:style-name="T7">[0m</text:span><text:span text:style-name="T13">\x1b</text:span><text:span text:style-name="T7">[0m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30</text:span>)</text:p>
            <text:p text:style-name="P7"><text:s text:c="12"/>cout <text:span text:style-name="T5">&lt;&lt;</text:span> <text:span text:style-name="T7">"</text:span><text:span text:style-name="T13">\x1b</text:span><text:span text:style-name="T7">[38;2;204;204;0m</text:span><text:span text:style-name="T13">\033</text:span><text:span text:style-name="T7">[1mCompile error</text:span><text:span text:style-name="T13">\033</text:span><text:span text:style-name="T7">[0m</text:span><text:span text:style-name="T13">\x1b</text:span><text:span text:style-name="T7">[0m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35</text:span>)</text:p>
            <text:p text:style-name="P7"><text:s text:c="12"/>cout <text:span text:style-name="T5">&lt;&lt;</text:span> <text:span text:style-name="T7">"</text:span><text:span text:style-name="T13">\x1b</text:span><text:span text:style-name="T7">[38;2;96;96;96m</text:span><text:span text:style-name="T13">\033</text:span><text:span text:style-name="T7">[1mRestricted function</text:span><text:span text:style-name="T13">\033</text:span><text:span text:style-name="T7">[0m</text:span><text:span text:style-name="T13">\x1b</text:span><text:span text:style-name="T7">[0m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20</text:span> <text:span text:style-name="T5">||</text:span> ver <text:span text:style-name="T5">==</text:span> <text:span text:style-name="T9">0</text:span>)</text:p>
            <text:p text:style-name="P7"><text:s text:c="12"/>cout <text:span text:style-name="T5">&lt;&lt;</text:span> <text:span text:style-name="T7">"</text:span><text:span text:style-name="T13">\x1b</text:span><text:span text:style-name="T7">[38;2;96;96;96m</text:span><text:span text:style-name="T13">\033</text:span><text:span text:style-name="T7">[1mIn queue</text:span><text:span text:style-name="T13">\033</text:span><text:span text:style-name="T7">[0m</text:span><text:span text:style-name="T13">\x1b</text:span><text:span text:style-name="T7">[0m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15</text:span>)</text:p>
            <text:p text:style-name="P7"><text:s text:c="12"/>cout <text:span text:style-name="T5">&lt;&lt;</text:span> <text:span text:style-name="T7">"</text:span><text:span text:style-name="T13">\x1b</text:span><text:span text:style-name="T7">[38;2;96;96;96m</text:span><text:span text:style-name="T13">\033</text:span><text:span text:style-name="T7">[1mCan't be judged</text:span><text:span text:style-name="T13">\033</text:span><text:span text:style-name="T7">[0m</text:span><text:span text:style-name="T13">\x1b</text:span><text:span text:style-name="T7">[0</text:span><text:span text:style-name="T13">\t</text:span><text:span text:style-name="T7">"</text:span>;</text:p>
            <text:p text:style-name="P7"><text:s text:c="8"/><text:span text:style-name="T4">else</text:span> <text:span text:style-name="T4">if</text:span> (ver <text:span text:style-name="T5">==</text:span> <text:span text:style-name="T9">10</text:span>)</text:p>
            <text:p text:style-name="P7"><text:s text:c="12"/>cout <text:span text:style-name="T5">&lt;&lt;</text:span> <text:span text:style-name="T7">"</text:span><text:span text:style-name="T13">\x1b</text:span><text:span text:style-name="T7">[38;2;96;96;96m</text:span><text:span text:style-name="T13">\033</text:span><text:span text:style-name="T7">[1mSubmission error</text:span><text:span text:style-name="T13">\033</text:span><text:span text:style-name="T7">[0m</text:span><text:span text:style-name="T13">\x1b</text:span><text:span text:style-name="T7">[0m "</text:span>;</text:p>
            <text:p text:style-name="P7"><text:s text:c="8"/><text:span text:style-name="T4">else</text:span> <text:s/>cout <text:span text:style-name="T5">&lt;&lt;</text:span> <text:span text:style-name="T7">"UNKNOWN VERDICT</text:span><text:span text:style-name="T13">\t</text:span><text:span text:style-name="T7">"</text:span>;</text:p>
            <text:p text:style-name="P7"><text:s text:c="4"/>}</text:p>
            <text:p text:style-name="P7"/>
            <text:p text:style-name="P7"><text:s text:c="4"/><text:span text:style-name="T6">void</text:span> <text:span text:style-name="T8">runtime</text:span>(<text:span text:style-name="T6">int</text:span> rt, <text:span text:style-name="T6">int</text:span> ver) {</text:p>
            <text:p text:style-name="P7"><text:s text:c="8"/><text:span text:style-name="T6">double</text:span> runt <text:span text:style-name="T5">=</text:span> (<text:span text:style-name="T6">double</text:span>) (rt) <text:span text:style-name="T5">/</text:span> <text:span text:style-name="T14">1000.0</text:span>;</text:p>
            <text:p text:style-name="P7"><text:s text:c="8"/><text:span text:style-name="T4">if</text:span> (ver <text:span text:style-name="T5">==</text:span> <text:span text:style-name="T9">40</text:span> <text:span text:style-name="T5">||</text:span> ver <text:span text:style-name="T5">==</text:span> <text:span text:style-name="T9">45</text:span> <text:span text:style-name="T5">||</text:span> ver <text:span text:style-name="T5">==</text:span> <text:span text:style-name="T9">50</text:span> <text:span text:style-name="T5">||</text:span> ver <text:span text:style-name="T5">==</text:span> <text:span text:style-name="T9">60</text:span> <text:span text:style-name="T5">||</text:span> ver <text:span text:style-name="T5">==</text:span> <text:span text:style-name="T9">70</text:span> <text:span text:style-name="T5">||</text:span> \</text:p>
            <text:p text:style-name="P7"><text:s text:c="16"/>ver <text:span text:style-name="T5">==</text:span> <text:span text:style-name="T9">80</text:span> <text:span text:style-name="T5">||</text:span> ver <text:span text:style-name="T5">==</text:span> <text:span text:style-name="T9">90</text:span> )</text:p>
            <text:p text:style-name="P7"><text:s text:c="12"/>cout <text:span text:style-name="T5">&lt;&lt;</text:span> left <text:span text:style-name="T5">&lt;&lt;</text:span> setw(<text:span text:style-name="T9">6</text:span>) <text:span text:style-name="T5">&lt;&lt;</text:span> fixed <text:span text:style-name="T5">&lt;&lt;</text:span> setprecision(<text:span text:style-name="T9">3</text:span>) <text:span text:style-name="T5">&lt;&lt;</text:span> runt <text:span text:style-name="T5">&lt;&lt;</text:span> <text:span text:style-name="T7">"</text:span><text:span text:style-name="T13">\t</text:span><text:span text:style-name="T7">"</text:span>;</text:p>
            <text:p text:style-name="P7"><text:s text:c="8"/><text:span text:style-name="T4">else</text:span> cout <text:span text:style-name="T5">&lt;&lt;</text:span> left <text:span text:style-name="T5">&lt;&lt;</text:span> setw(<text:span text:style-name="T9">8</text:span>) <text:span text:style-name="T5">&lt;&lt;</text:span> <text:span text:style-name="T7">"-"</text:span>;</text:p>
            <text:p text:style-name="P7"><text:s text:c="4"/>}</text:p>
            <text:p text:style-name="P7"/>
            <text:p text:style-name="P7"><text:s text:c="4"/><text:span text:style-name="T6">void</text:span> <text:span text:style-name="T8">uva_rank</text:span>(<text:span text:style-name="T6">int</text:span> rnk) {</text:p>
            <text:p text:style-name="P7"><text:s text:c="8"/><text:span text:style-name="T4">if</text:span> (rnk <text:span text:style-name="T5">!=</text:span> <text:span text:style-name="T5">-</text:span><text:span text:style-name="T9">1</text:span>) cout <text:span text:style-name="T5">&lt;&lt;</text:span> left <text:span text:style-name="T5">&lt;&lt;</text:span> setw(<text:span text:style-name="T9">6</text:span>) <text:span text:style-name="T5">&lt;&lt;</text:span> rnk <text:span text:style-name="T5">&lt;&lt;</text:span> <text:span text:style-name="T7">"</text:span><text:span text:style-name="T13">\t</text:span><text:span text:style-name="T7">"</text:span>;</text:p>
            <text:p text:style-name="P7"><text:s text:c="8"/><text:span text:style-name="T4">else</text:span> cout <text:span text:style-name="T5">&lt;&lt;</text:span> left <text:span text:style-name="T5">&lt;&lt;</text:span> setw(<text:span text:style-name="T9">8</text:span>) <text:span text:style-name="T5">&lt;&lt;</text:span> <text:span text:style-name="T7">"-"</text:span>;</text:p>
            <text:p text:style-name="P7"><text:s text:c="4"/>}</text:p>
            <text:p text:style-name="P7"/>
            <text:p text:style-name="P7"><text:s text:c="4"/><text:span text:style-name="T6">void</text:span> <text:span text:style-name="T8">language</text:span>(<text:span text:style-name="T6">int</text:span> lan) {</text:p>
            <text:p text:style-name="P7"><text:s text:c="8"/><text:span text:style-name="T4">if</text:span> (lan <text:span text:style-name="T5">==</text:span> <text:span text:style-name="T9">6</text:span>) cout <text:span text:style-name="T5">&lt;&lt;</text:span> <text:span text:style-name="T7">"Python"</text:span> <text:span text:style-name="T5">&lt;&lt;</text:span> <text:span text:style-name="T7">"</text:span><text:span text:style-name="T13">\t</text:span><text:span text:style-name="T7">"</text:span>;</text:p>
            <text:p text:style-name="P7"><text:s text:c="8"/><text:span text:style-name="T4">else</text:span> <text:span text:style-name="T4">if</text:span> (lan <text:span text:style-name="T5">==</text:span> <text:span text:style-name="T9">5</text:span>) cout <text:span text:style-name="T5">&lt;&lt;</text:span> <text:span text:style-name="T7">"C++11"</text:span> <text:span text:style-name="T5">&lt;&lt;</text:span> <text:span text:style-name="T7">"</text:span><text:span text:style-name="T13">\t</text:span><text:span text:style-name="T7">"</text:span>;</text:p>
            <text:p text:style-name="P7"><text:s text:c="8"/><text:span text:style-name="T4">else</text:span> <text:span text:style-name="T4">if</text:span> (lan <text:span text:style-name="T5">==</text:span> <text:span text:style-name="T9">4</text:span>) cout <text:span text:style-name="T5">&lt;&lt;</text:span> <text:span text:style-name="T7">"Pascal"</text:span> <text:span text:style-name="T5">&lt;&lt;</text:span> <text:span text:style-name="T7">"</text:span><text:span text:style-name="T13">\t</text:span><text:span text:style-name="T7">"</text:span>;</text:p>
            <text:p text:style-name="P7"><text:s text:c="8"/><text:span text:style-name="T4">else</text:span> <text:span text:style-name="T4">if</text:span> (lan <text:span text:style-name="T5">==</text:span> <text:span text:style-name="T9">3</text:span>) cout <text:span text:style-name="T5">&lt;&lt;</text:span> <text:span text:style-name="T7">"C++"</text:span> <text:span text:style-name="T5">&lt;&lt;</text:span> <text:span text:style-name="T7">"</text:span><text:span text:style-name="T13">\t</text:span><text:span text:style-name="T7">"</text:span>;</text:p>
            <text:p text:style-name="P7"><text:s text:c="8"/><text:span text:style-name="T4">else</text:span> <text:span text:style-name="T4">if</text:span> (lan <text:span text:style-name="T5">==</text:span> <text:span text:style-name="T9">2</text:span>) cout <text:span text:style-name="T5">&lt;&lt;</text:span> <text:span text:style-name="T7">"Java"</text:span> <text:span text:style-name="T5">&lt;&lt;</text:span> <text:span text:style-name="T7">"</text:span><text:span text:style-name="T13">\t</text:span><text:span text:style-name="T7">"</text:span>;</text:p>
            <text:p text:style-name="P7"><text:s text:c="8"/><text:span text:style-name="T4">else</text:span> <text:span text:style-name="T4">if</text:span> (lan <text:span text:style-name="T5">==</text:span> <text:span text:style-name="T9">1</text:span>) cout <text:span text:style-name="T5">&lt;&lt;</text:span> <text:span text:style-name="T7">"ANSI C"</text:span> <text:span text:style-name="T5">&lt;&lt;</text:span> <text:span text:style-name="T7">"</text:span><text:span text:style-name="T13">\t</text:span><text:span text:style-name="T7">"</text:span>;</text:p>
            <text:p text:style-name="P7"><text:s text:c="8"/><text:span text:style-name="T4">else</text:span> cout <text:span text:style-name="T5">&lt;&lt;</text:span> <text:span text:style-name="T7">"UNKNOWN"</text:span> <text:span text:style-name="T5">&lt;&lt;</text:span> <text:span text:style-name="T7">"</text:span><text:span text:style-name="T13">\t</text:span><text:span text:style-name="T7">"</text:span>;</text:p>
            <text:p text:style-name="P7"><text:s text:c="8"/>cout <text:span text:style-name="T5">&lt;&lt;</text:span> <text:span text:style-name="T7">" <text:s text:c="2"/>"</text:span>;</text:p>
            <text:p text:style-name="P7"><text:s text:c="4"/>}</text:p>
            <text:p text:style-name="P7"><text:s text:c="4"/><text:span text:style-name="T6">void</text:span> <text:span text:style-name="T8">date</text:span>(<text:span text:style-name="T6">long</text:span> <text:span text:style-name="T6">long</text:span> utime) {</text:p>
            <text:p text:style-name="P7"><text:soft-page-break/><text:s text:c="8"/>convertunixtime(utime);</text:p>
            <text:p text:style-name="P7"><text:s text:c="8"/>cout <text:span text:style-name="T5">&lt;&lt;</text:span> <text:span text:style-name="T12">'\t'</text:span>;</text:p>
            <text:p text:style-name="P7"><text:s text:c="8"/>cout <text:span text:style-name="T5">&lt;&lt;</text:span> <text:span text:style-name="T7">"</text:span><text:span text:style-name="T13">\n</text:span><text:span text:style-name="T7">"</text:span>;</text:p>
            <text:p text:style-name="P7"><text:s text:c="4"/>}</text:p>
            <text:p text:style-name="P7"/>
            <text:p text:style-name="P6">public:</text:p>
            <text:p text:style-name="P7"><text:s text:c="4"/>Submission(string <text:span text:style-name="T5">&amp;</text:span>input) {</text:p>
            <text:p text:style-name="P7"><text:s text:c="8"/>try {</text:p>
            <text:p text:style-name="P7"><text:s text:c="12"/>json_subs <text:span text:style-name="T5">=</text:span> json<text:span text:style-name="T5">::</text:span>parse(input);</text:p>
            <text:p text:style-name="P7"><text:s text:c="8"/>} <text:span text:style-name="T4">catch</text:span> (json<text:span text:style-name="T5">::</text:span>parse_error <text:span text:style-name="T5">&amp;</text:span>e) {</text:p>
            <text:p text:style-name="P7"><text:s text:c="12"/>std<text:span text:style-name="T5">::</text:span>cerr <text:span text:style-name="T5">&lt;&lt;</text:span> e.what() <text:span text:style-name="T5">&lt;&lt;</text:span> std<text:span text:style-name="T5">::</text:span>endl;</text:p>
            <text:p text:style-name="P7"><text:s text:c="12"/><text:span text:style-name="T4">throw</text:span> <text:span text:style-name="T9">2</text:span>;</text:p>
            <text:p text:style-name="P7"><text:s text:c="8"/>}</text:p>
            <text:p text:style-name="P7"><text:s text:c="8"/>range <text:span text:style-name="T5">=</text:span> (<text:span text:style-name="T6">int</text:span>) json_subs[<text:span text:style-name="T7">"subs"</text:span>].size();</text:p>
            <text:p text:style-name="P7"><text:s text:c="4"/>}</text:p>
            <text:p text:style-name="P7"/>
            <text:p text:style-name="P7"><text:s text:c="4"/><text:span text:style-name="T6">void</text:span> show(Problem <text:span text:style-name="T5">&amp;</text:span>input) {</text:p>
            <text:p text:style-name="P7"><text:s text:c="8"/>problem <text:span text:style-name="T5">=</text:span> <text:span text:style-name="T5">&amp;</text:span>input;</text:p>
            <text:p text:style-name="P7"><text:s text:c="8"/>cout <text:span text:style-name="T5">&lt;&lt;</text:span> left <text:span text:style-name="T5">&lt;&lt;</text:span> setw(<text:span text:style-name="T9">11</text:span>) <text:span text:style-name="T5">&lt;&lt;</text:span> <text:span text:style-name="T7">"Sub ID"</text:span> <text:span text:style-name="T5">&lt;&lt;</text:span> setw(<text:span text:style-name="T9">40</text:span>) <text:span text:style-name="T5">&lt;&lt;</text:span> <text:span text:style-name="T7">"Problem</text:span><text:span text:style-name="T13">\t</text:span><text:span text:style-name="T7">"</text:span> <text:span text:style-name="T5">&lt;&lt;</text:span> \</text:p>
            <text:p text:style-name="P7"><text:s text:c="13"/><text:span text:style-name="T7">"Verdict</text:span><text:span text:style-name="T13">\t\t</text:span><text:span text:style-name="T7">"</text:span> <text:span text:style-name="T5">&lt;&lt;</text:span> <text:span text:style-name="T7">"Runtime</text:span><text:span text:style-name="T13">\t</text:span><text:span text:style-name="T7">"</text:span> <text:span text:style-name="T5">&lt;&lt;</text:span> <text:span text:style-name="T7">"Rank</text:span><text:span text:style-name="T13">\t</text:span><text:span text:style-name="T7">"</text:span> <text:span text:style-name="T5">&lt;&lt;</text:span> <text:span text:style-name="T7">"Language <text:s text:c="2"/>"</text:span> <text:span text:style-name="T5">&lt;&lt;</text:span> \</text:p>
            <text:p text:style-name="P7"><text:s text:c="13"/><text:span text:style-name="T7">"Date</text:span><text:span text:style-name="T13">\n</text:span><text:span text:style-name="T7">"</text:span>;</text:p>
            <text:p text:style-name="P7"><text:s text:c="8"/>cout <text:span text:style-name="T5">&lt;&lt;</text:span> <text:span text:style-name="T7">"============================================================="</text:span>;</text:p>
            <text:p text:style-name="P7"><text:s text:c="8"/>cout <text:span text:style-name="T5">&lt;&lt;</text:span> <text:span text:style-name="T7">"=============================================================</text:span><text:span text:style-name="T13">\n</text:span><text:span text:style-name="T7">"</text:span>;</text:p>
            <text:p text:style-name="P7"><text:s text:c="8"/><text:span text:style-name="T4">for</text:span> (<text:span text:style-name="T6">int</text:span> i <text:span text:style-name="T5">=</text:span> range <text:span text:style-name="T5">-</text:span> <text:span text:style-name="T9">1</text:span>; i <text:span text:style-name="T5">&gt;=</text:span> <text:span text:style-name="T9">0</text:span>; i<text:span text:style-name="T5">--</text:span>) {</text:p>
            <text:p text:style-name="P7"><text:s text:c="12"/>sid(json_subs[<text:span text:style-name="T7">"subs"</text:span>][i][<text:span text:style-name="T9">0</text:span>]);</text:p>
            <text:p text:style-name="P7"><text:s text:c="12"/>problem_name(json_subs[<text:span text:style-name="T7">"subs"</text:span>][i][<text:span text:style-name="T9">1</text:span>]);</text:p>
            <text:p text:style-name="P7"><text:s text:c="12"/>verdict((json_subs[<text:span text:style-name="T7">"subs"</text:span>][i][<text:span text:style-name="T9">2</text:span>]));</text:p>
            <text:p text:style-name="P7"><text:s text:c="12"/>runtime(json_subs[<text:span text:style-name="T7">"subs"</text:span>][i][<text:span text:style-name="T9">3</text:span>], json_subs[<text:span text:style-name="T7">"subs"</text:span>][i][<text:span text:style-name="T9">2</text:span>]);</text:p>
            <text:p text:style-name="P7"><text:s text:c="12"/>uva_rank(json_subs[<text:span text:style-name="T7">"subs"</text:span>][i][<text:span text:style-name="T9">6</text:span>]);</text:p>
            <text:p text:style-name="P7"><text:s text:c="12"/>language(json_subs[<text:span text:style-name="T7">"subs"</text:span>][i][<text:span text:style-name="T9">5</text:span>]);</text:p>
            <text:p text:style-name="P7"><text:s text:c="12"/>date(json_subs[<text:span text:style-name="T7">"subs"</text:span>][i][<text:span text:style-name="T9">4</text:span>]);</text:p>
            <text:p text:style-name="P7"><text:s text:c="8"/>}</text:p>
            <text:p text:style-name="P7"><text:s text:c="4"/>}</text:p>
            <text:p text:style-name="P7">};</text:p>
            <text:p text:style-name="P7"/>
            <text:p text:style-name="P7"/>
            <text:p text:style-name="P7"><text:span text:style-name="T6">void</text:span> <text:span text:style-name="T8">hunt</text:span>(string name, string range) {</text:p>
            <text:p text:style-name="P7"><text:s text:c="4"/>string cmd, uid, subs_usr_last, tmp;</text:p>
            <text:p text:style-name="P7"><text:s text:c="4"/>Problem problem;</text:p>
            <text:p text:style-name="P7"><text:s text:c="4"/>cmd <text:span text:style-name="T5">=</text:span> curlfunc <text:span text:style-name="T5">+</text:span> <text:span text:style-name="T7">" http://uhunt.onlinejudge.org/api/uname2uid/"</text:span> <text:span text:style-name="T5">+</text:span> \</text:p>
            <text:p text:style-name="P7"><text:s text:c="10"/>name <text:span text:style-name="T5">+</text:span> err;</text:p>
            <text:p text:style-name="P7"><text:s text:c="4"/>uid <text:span text:style-name="T5">=</text:span> system_exec(cmd.c_str());</text:p>
            <text:p text:style-name="P7"><text:s text:c="4"/><text:span text:style-name="T4">if</text:span> (uid <text:span text:style-name="T5">==</text:span> <text:span text:style-name="T7">""</text:span>) {</text:p>
            <text:p text:style-name="P7"><text:s text:c="8"/>cerr <text:span text:style-name="T5">&lt;&lt;</text:span> <text:span text:style-name="T7">"Unable to connect or curl executing error</text:span><text:span text:style-name="T13">\n</text:span><text:span text:style-name="T7">"</text:span>;</text:p>
            <text:p text:style-name="P7"><text:s text:c="8"/><text:span text:style-name="T4">throw</text:span> <text:span text:style-name="T9">3</text:span>;</text:p>
            <text:p text:style-name="P7"><text:s text:c="4"/>}</text:p>
            <text:p text:style-name="P7"/>
            <text:p text:style-name="P7"><text:s text:c="4"/>cmd.clear();</text:p>
            <text:p text:style-name="P7"><text:s text:c="4"/>cmd <text:span text:style-name="T5">=</text:span> curlfunc <text:span text:style-name="T5">+</text:span> <text:span text:style-name="T7">" http://uhunt.onlinejudge.org/api/subs-user-last/"</text:span> <text:span text:style-name="T5">+</text:span> \</text:p>
            <text:p text:style-name="P7"><text:s text:c="10"/>uid <text:span text:style-name="T5">+</text:span> <text:span text:style-name="T7">"/"</text:span> <text:span text:style-name="T5">+</text:span> range <text:span text:style-name="T5">+</text:span> err;</text:p>
            <text:p text:style-name="P7"><text:s text:c="4"/>subs_usr_last <text:span text:style-name="T5">=</text:span> system_exec(cmd.c_str());</text:p>
            <text:p text:style-name="P7"><text:s text:c="4"/>Submission usr_last_subs(subs_usr_last);</text:p>
            <text:p text:style-name="P7"><text:soft-page-break/><text:s text:c="4"/>usr_last_subs.show(problem);</text:p>
            <text:p text:style-name="P7">}</text:p>
            <text:p text:style-name="P7"/>
            <text:p text:style-name="P7"><text:span text:style-name="T4">class</text:span> <text:span text:style-name="T11">submit</text:span> {</text:p>
            <text:p text:style-name="P6">private:</text:p>
            <text:p text:style-name="P7"><text:s text:c="4"/>string cookie_jar <text:span text:style-name="T5">=</text:span> cookie_file;</text:p>
            <text:p text:style-name="P7"><text:s text:c="4"/>string submitlink <text:span text:style-name="T5">=</text:span> <text:span text:style-name="T7">"https://uva.onlinejudge.org/index.php\</text:span></text:p>
            <text:p text:style-name="P7"><text:span text:style-name="T7">?option=com_onlinejudge&amp;Itemid=25&amp;page=save_submission"</text:span>;</text:p>
            <text:p text:style-name="P7"><text:s text:c="4"/>string <text:span text:style-name="T8">formdata</text:span>() {</text:p>
            <text:p text:style-name="P7"><text:s text:c="8"/>string cmd <text:span text:style-name="T5">=</text:span> curlfunc <text:span text:style-name="T5">+</text:span> <text:span text:style-name="T7">" -f -L -s http://uva.onlinejudge.org |"</text:span>;</text:p>
            <text:p text:style-name="P7"><text:s text:c="8"/>cmd <text:span text:style-name="T5">+=</text:span> <text:span text:style-name="T7">" grep -B8 'id=</text:span><text:span text:style-name="T13">\"</text:span><text:span text:style-name="T7">mod_login_remember</text:span><text:span text:style-name="T13">\"</text:span><text:span text:style-name="T7">' | awk '{print $3 </text:span><text:span text:style-name="T13">\"</text:span><text:span text:style-name="T7"> </text:span><text:span text:style-name="T13">\"</text:span><text:span text:style-name="T7">$4}'"</text:span>;</text:p>
            <text:p text:style-name="P7"><text:s text:c="8"/>string str <text:span text:style-name="T5">=</text:span> system_exec(cmd.c_str());</text:p>
            <text:p text:style-name="P7"><text:s text:c="8"/><text:span text:style-name="T4">if</text:span> (str <text:span text:style-name="T5">==</text:span> <text:span text:style-name="T7">""</text:span>) <text:span text:style-name="T4">return</text:span> str;</text:p>
            <text:p text:style-name="P7"><text:s text:c="8"/><text:span text:style-name="T6">size_t</text:span> start <text:span text:style-name="T5">=</text:span> str.find(<text:span text:style-name="T7">"name=</text:span><text:span text:style-name="T13">\"</text:span><text:span text:style-name="T7">"</text:span>);</text:p>
            <text:p text:style-name="P7"><text:s text:c="8"/><text:span text:style-name="T4">while</text:span> (start <text:span text:style-name="T5">!=</text:span> string<text:span text:style-name="T5">::</text:span>npos) {</text:p>
            <text:p text:style-name="P7"><text:s text:c="12"/>str.erase(start, <text:span text:style-name="T9">6</text:span>);</text:p>
            <text:p text:style-name="P7"><text:s text:c="12"/>start <text:span text:style-name="T5">=</text:span> str.find(<text:span text:style-name="T7">"name=</text:span><text:span text:style-name="T13">\"</text:span><text:span text:style-name="T7">"</text:span>);</text:p>
            <text:p text:style-name="P7"><text:s text:c="8"/>}</text:p>
            <text:p text:style-name="P7"/>
            <text:p text:style-name="P7"><text:s text:c="8"/>start <text:span text:style-name="T5">=</text:span> str.find(<text:span text:style-name="T7">"</text:span><text:span text:style-name="T13">\"</text:span><text:span text:style-name="T7"> value=</text:span><text:span text:style-name="T13">\"</text:span><text:span text:style-name="T7">"</text:span>);</text:p>
            <text:p text:style-name="P7"><text:s text:c="8"/><text:span text:style-name="T4">while</text:span> (start <text:span text:style-name="T5">!=</text:span> string<text:span text:style-name="T5">::</text:span>npos) {</text:p>
            <text:p text:style-name="P7"><text:s text:c="12"/>str.replace(start, <text:span text:style-name="T9">9</text:span>, <text:span text:style-name="T7">"="</text:span>);</text:p>
            <text:p text:style-name="P7"><text:s text:c="12"/>start <text:span text:style-name="T5">=</text:span> str.find(<text:span text:style-name="T7">"</text:span><text:span text:style-name="T13">\"</text:span><text:span text:style-name="T7"> value=</text:span><text:span text:style-name="T13">\"</text:span><text:span text:style-name="T7">"</text:span>);</text:p>
            <text:p text:style-name="P7"><text:s text:c="8"/>}</text:p>
            <text:p text:style-name="P7"><text:s text:c="8"/>start <text:span text:style-name="T5">=</text:span> str.find(<text:span text:style-name="T7">"</text:span><text:span text:style-name="T13">\"</text:span><text:span text:style-name="T7">"</text:span>);</text:p>
            <text:p text:style-name="P7"><text:s text:c="8"/><text:span text:style-name="T4">while</text:span> (start <text:span text:style-name="T5">!=</text:span> string<text:span text:style-name="T5">::</text:span>npos) {</text:p>
            <text:p text:style-name="P7"><text:s text:c="12"/>str.erase(start, <text:span text:style-name="T9">1</text:span>);</text:p>
            <text:p text:style-name="P7"><text:s text:c="12"/>start <text:span text:style-name="T5">=</text:span> str.find(<text:span text:style-name="T7">"</text:span><text:span text:style-name="T13">\"</text:span><text:span text:style-name="T7">"</text:span>);</text:p>
            <text:p text:style-name="P7"><text:s text:c="8"/>}</text:p>
            <text:p text:style-name="P7"><text:s text:c="8"/>str.erase(str.find(<text:span text:style-name="T7">"remember id=mod_login_remember"</text:span>), <text:span text:style-name="T9">30</text:span>);</text:p>
            <text:p text:style-name="P7"><text:s text:c="8"/>start <text:span text:style-name="T5">=</text:span> str.find(<text:span text:style-name="T7">"</text:span><text:span text:style-name="T13">\n</text:span><text:span text:style-name="T7">"</text:span>);</text:p>
            <text:p text:style-name="P7"><text:s text:c="8"/><text:span text:style-name="T4">while</text:span> (start <text:span text:style-name="T5">!=</text:span> string<text:span text:style-name="T5">::</text:span>npos) {</text:p>
            <text:p text:style-name="P7"><text:s text:c="12"/>str.replace(start, <text:span text:style-name="T9">1</text:span>, <text:span text:style-name="T7">"&amp;"</text:span>);</text:p>
            <text:p text:style-name="P7"><text:s text:c="12"/>start <text:span text:style-name="T5">=</text:span> str.find(<text:span text:style-name="T7">"</text:span><text:span text:style-name="T13">\n</text:span><text:span text:style-name="T7">"</text:span>);</text:p>
            <text:p text:style-name="P7"><text:s text:c="8"/>}</text:p>
            <text:p text:style-name="P7"><text:s text:c="8"/>str.erase(str.find(<text:span text:style-name="T7">"&amp;&amp;"</text:span>), <text:span text:style-name="T9">2</text:span>);</text:p>
            <text:p text:style-name="P7"/>
            <text:p text:style-name="P7"><text:s text:c="8"/>string usr, pass, remember;</text:p>
            <text:p text:style-name="P7"><text:s text:c="8"/>cout <text:span text:style-name="T5">&lt;&lt;</text:span> <text:span text:style-name="T7">"Input username: "</text:span>;</text:p>
            <text:p text:style-name="P7"><text:s text:c="8"/>cin <text:span text:style-name="T5">&gt;&gt;</text:span> usr;</text:p>
            <text:p text:style-name="P7"><text:s text:c="8"/>cout <text:span text:style-name="T5">&lt;&lt;</text:span> <text:span text:style-name="T7">"Input password: "</text:span>;</text:p>
            <text:p text:style-name="P7"><text:s text:c="8"/>cin <text:span text:style-name="T5">&gt;&gt;</text:span> pass;</text:p>
            <text:p text:style-name="P7"><text:s text:c="8"/>cout <text:span text:style-name="T5">&lt;&lt;</text:span> <text:span text:style-name="T7">"Remember? [y/n] "</text:span>;</text:p>
            <text:p text:style-name="P7"><text:s text:c="8"/>cin <text:span text:style-name="T5">&gt;&gt;</text:span> remember;</text:p>
            <text:p text:style-name="P7"><text:s text:c="8"/>remember <text:span text:style-name="T5">=</text:span> (remember <text:span text:style-name="T5">==</text:span> <text:span text:style-name="T7">"y"</text:span> or remember <text:span text:style-name="T5">==</text:span> <text:span text:style-name="T7">"Y"</text:span> <text:span text:style-name="T5">?</text:span> <text:span text:style-name="T7">"yes"</text:span> <text:span text:style-name="T5">:</text:span> <text:span text:style-name="T7">"no"</text:span>);</text:p>
            <text:p text:style-name="P7"><text:s text:c="8"/>string usrpass <text:span text:style-name="T5">=</text:span> <text:span text:style-name="T7">"username="</text:span> <text:span text:style-name="T5">+</text:span> usr <text:span text:style-name="T5">+</text:span> <text:span text:style-name="T7">"&amp;passwd="</text:span> <text:span text:style-name="T5">+</text:span> pass <text:span text:style-name="T5">+</text:span> \</text:p>
            <text:p text:style-name="P7"><text:s text:c="25"/><text:span text:style-name="T7">"&amp;remember="</text:span> <text:span text:style-name="T5">+</text:span> remember <text:span text:style-name="T5">+</text:span> <text:span text:style-name="T7">"&amp;"</text:span>;</text:p>
            <text:p text:style-name="P7"><text:s text:c="8"/><text:span text:style-name="T4">return</text:span> usrpass <text:span text:style-name="T5">+</text:span> str;</text:p>
            <text:p text:style-name="P7"><text:s text:c="4"/>}</text:p>
            <text:p text:style-name="P7"/>
            <text:p text:style-name="P6">public:</text:p>
            <text:p text:style-name="P7"><text:s text:c="4"/><text:span text:style-name="T6">bool</text:span> <text:span text:style-name="T8">logout</text:span>() {</text:p>
            <text:p text:style-name="P7"><text:soft-page-break/><text:s text:c="8"/>string cmd <text:span text:style-name="T5">=</text:span> <text:span text:style-name="T7">"rm "</text:span> <text:span text:style-name="T5">+</text:span> cookie_jar <text:span text:style-name="T5">+</text:span> <text:span text:style-name="T7">" 2&gt;&amp;1"</text:span>;</text:p>
            <text:p text:style-name="P7"><text:s text:c="8"/>string str <text:span text:style-name="T5">=</text:span> system_exec(cmd.c_str());</text:p>
            <text:p text:style-name="P7"><text:s text:c="8"/><text:span text:style-name="T4">if</text:span> (str <text:span text:style-name="T5">==</text:span> <text:span text:style-name="T7">""</text:span>) <text:span text:style-name="T4">return</text:span> <text:span text:style-name="T10">true</text:span>;</text:p>
            <text:p text:style-name="P7"><text:s text:c="8"/><text:span text:style-name="T4">return</text:span> <text:span text:style-name="T10">false</text:span>;</text:p>
            <text:p text:style-name="P7"><text:s text:c="4"/>}</text:p>
            <text:p text:style-name="P7"/>
            <text:p text:style-name="P7"><text:s text:c="4"/><text:span text:style-name="T6">bool</text:span> <text:span text:style-name="T8">login</text:span>() {</text:p>
            <text:p text:style-name="P7"><text:s text:c="8"/>string data <text:span text:style-name="T5">=</text:span> formdata();</text:p>
            <text:p text:style-name="P7"><text:s text:c="8"/><text:span text:style-name="T4">if</text:span> (data <text:span text:style-name="T5">==</text:span> <text:span text:style-name="T7">""</text:span>) {</text:p>
            <text:p text:style-name="P7"><text:s text:c="12"/>cout <text:span text:style-name="T5">&lt;&lt;</text:span> <text:span text:style-name="T7">"Can not connect to www.uva.onlinejudge.org</text:span><text:span text:style-name="T13">\n</text:span><text:span text:style-name="T7">"</text:span>;</text:p>
            <text:p text:style-name="P7"><text:s text:c="12"/><text:span text:style-name="T4">return</text:span> <text:span text:style-name="T10">false</text:span>;</text:p>
            <text:p text:style-name="P7"><text:s text:c="8"/>}</text:p>
            <text:p text:style-name="P7"><text:s text:c="8"/>string cmd <text:span text:style-name="T5">=</text:span> curlfunc <text:span text:style-name="T5">+</text:span> <text:span text:style-name="T7">" -X POST -f -L -s --compressed "</text:span>;</text:p>
            <text:p text:style-name="P7"><text:s text:c="8"/>cmd <text:span text:style-name="T5">+=</text:span> <text:span text:style-name="T7">"--cookie-jar "</text:span> <text:span text:style-name="T5">+</text:span> cookie_jar <text:span text:style-name="T5">+</text:span> <text:span text:style-name="T7">" --data </text:span><text:span text:style-name="T13">\"</text:span><text:span text:style-name="T7">"</text:span>;</text:p>
            <text:p text:style-name="P7"><text:s text:c="8"/>cmd <text:span text:style-name="T5">+=</text:span> data;</text:p>
            <text:p text:style-name="P7"><text:s text:c="8"/>cmd <text:span text:style-name="T5">+=</text:span> <text:span text:style-name="T7">"</text:span><text:span text:style-name="T13">\"</text:span><text:span text:style-name="T7"> </text:span><text:span text:style-name="T13">\"</text:span><text:span text:style-name="T7">https://uva.onlinejudge.org/index.php\</text:span></text:p>
            <text:p text:style-name="P7"><text:span text:style-name="T7">?option=com_comprofiler&amp;task=login</text:span><text:span text:style-name="T13">\"</text:span><text:span text:style-name="T7">"</text:span>;</text:p>
            <text:p text:style-name="P7"><text:s text:c="8"/>string str <text:span text:style-name="T5">=</text:span> system_exec(cmd.c_str());</text:p>
            <text:p text:style-name="P7"><text:s text:c="8"/><text:span text:style-name="T4">if</text:span> (str.find(<text:span text:style-name="T7">"My Account"</text:span>) <text:span text:style-name="T5">!=</text:span> string<text:span text:style-name="T5">::</text:span>npos</text:p>
            <text:p text:style-name="P7"><text:s text:c="16"/>and str.find(<text:span text:style-name="T7">"Logout"</text:span>) <text:span text:style-name="T5">!=</text:span> string<text:span text:style-name="T5">::</text:span>npos) {</text:p>
            <text:p text:style-name="P7"><text:s text:c="12"/><text:span text:style-name="T4">return</text:span> <text:span text:style-name="T10">true</text:span>;</text:p>
            <text:p text:style-name="P7"><text:s text:c="8"/>}</text:p>
            <text:p text:style-name="P7"><text:s text:c="8"/><text:span text:style-name="T4">return</text:span> <text:span text:style-name="T10">false</text:span>;</text:p>
            <text:p text:style-name="P7"><text:s text:c="4"/>}</text:p>
            <text:p text:style-name="P7"/>
            <text:p text:style-name="P7"><text:s text:c="4"/><text:span text:style-name="T6">void</text:span> <text:span text:style-name="T8">problem_submit</text:span>(string pnumber, string ppath, string plang) {</text:p>
            <text:p text:style-name="P7"><text:s text:c="8"/>string cmd <text:span text:style-name="T5">=</text:span> curlfunc <text:span text:style-name="T5">+</text:span> \</text:p>
            <text:p text:style-name="P7"><text:s text:c="21"/><text:span text:style-name="T7">" -X POST -f -L -s -w '%{url_effective}' "</text:span> \</text:p>
            <text:p text:style-name="P7"><text:s text:c="21"/><text:span text:style-name="T7">"--compressed --cookie "</text:span> \</text:p>
            <text:p text:style-name="P7"><text:s text:c="21"/><text:span text:style-name="T5">+</text:span> cookie_jar <text:span text:style-name="T5">+</text:span> <text:span text:style-name="T7">" --cookie-jar "</text:span> <text:span text:style-name="T5">+</text:span> cookie_jar <text:span text:style-name="T5">+</text:span> \</text:p>
            <text:p text:style-name="P7"><text:s text:c="21"/><text:span text:style-name="T7">" --form localid="</text:span> <text:span text:style-name="T5">+</text:span> pnumber <text:span text:style-name="T5">+</text:span> <text:span text:style-name="T7">" --form language="</text:span> <text:span text:style-name="T5">+</text:span> plang <text:span text:style-name="T5">+</text:span> \</text:p>
            <text:p text:style-name="P7"><text:s text:c="21"/><text:span text:style-name="T7">" --form </text:span><text:span text:style-name="T13">\"</text:span><text:span text:style-name="T7">codeupl=@"</text:span> <text:span text:style-name="T5">+</text:span> ppath <text:span text:style-name="T5">+</text:span> <text:span text:style-name="T7">"</text:span><text:span text:style-name="T13">\"</text:span><text:span text:style-name="T7"> </text:span><text:span text:style-name="T13">\"</text:span><text:span text:style-name="T7">"</text:span> <text:span text:style-name="T5">+</text:span> submitlink <text:span text:style-name="T5">+</text:span> <text:span text:style-name="T7">"</text:span><text:span text:style-name="T13">\"</text:span><text:span text:style-name="T7">"</text:span>;</text:p>
            <text:p text:style-name="P7"><text:s text:c="8"/>string str <text:span text:style-name="T5">=</text:span> system_exec(cmd.c_str());</text:p>
            <text:p text:style-name="P7"><text:s text:c="8"/><text:span text:style-name="T6">size_t</text:span> notlogin <text:span text:style-name="T5">=</text:span> str.find(<text:span text:style-name="T7">"You are not authorised to view this resource"</text:span>);</text:p>
            <text:p text:style-name="P7"><text:s text:c="8"/><text:span text:style-name="T6">size_t</text:span> subid <text:span text:style-name="T5">=</text:span> str.find(<text:span text:style-name="T7">"mosmsg=Submission+received+with+ID+"</text:span>);</text:p>
            <text:p text:style-name="P7"><text:s text:c="8"/><text:span text:style-name="T4">if</text:span> (str <text:span text:style-name="T5">==</text:span> submitlink)</text:p>
            <text:p text:style-name="P7"><text:s text:c="12"/>cout <text:span text:style-name="T5">&lt;&lt;</text:span> <text:span text:style-name="T7">"Can not connect to www.uva.onlinejudge.org</text:span><text:span text:style-name="T13">\n</text:span><text:span text:style-name="T7">"</text:span>;</text:p>
            <text:p text:style-name="P7"><text:s text:c="8"/><text:span text:style-name="T4">else</text:span> <text:span text:style-name="T4">if</text:span> (notlogin <text:span text:style-name="T5">!=</text:span> string<text:span text:style-name="T5">::</text:span>npos) {</text:p>
            <text:p text:style-name="P7"><text:s text:c="12"/>cout <text:span text:style-name="T5">&lt;&lt;</text:span> <text:span text:style-name="T7">"Not logged in</text:span><text:span text:style-name="T13">\n</text:span><text:span text:style-name="T7">"</text:span>;</text:p>
            <text:p text:style-name="P7"><text:s text:c="8"/>} <text:span text:style-name="T4">else</text:span> <text:span text:style-name="T4">if</text:span> (subid <text:span text:style-name="T5">!=</text:span> string<text:span text:style-name="T5">::</text:span>npos) {</text:p>
            <text:p text:style-name="P7"><text:s text:c="12"/><text:span text:style-name="T6">size_t</text:span> sz <text:span text:style-name="T5">=</text:span> str.find(<text:span text:style-name="T7">"</text:span><text:span text:style-name="T13">\"</text:span><text:span text:style-name="T7">"</text:span>, subid);</text:p>
            <text:p text:style-name="P7"><text:s text:c="12"/>cout <text:span text:style-name="T5">&lt;&lt;</text:span> <text:span text:style-name="T7">"Submission received with ID "</text:span>;</text:p>
            <text:p text:style-name="P7"><text:s text:c="12"/><text:span text:style-name="T4">for</text:span> (<text:span text:style-name="T6">size_t</text:span> i <text:span text:style-name="T5">=</text:span> subid <text:span text:style-name="T5">+</text:span> <text:span text:style-name="T9">35</text:span>; i <text:span text:style-name="T5">&lt;</text:span> sz; i<text:span text:style-name="T5">++</text:span>)</text:p>
            <text:p text:style-name="P7"><text:s text:c="16"/>cout <text:span text:style-name="T5">&lt;&lt;</text:span> str[i];</text:p>
            <text:p text:style-name="P7"><text:s text:c="12"/>cout <text:span text:style-name="T5">&lt;&lt;</text:span> <text:span text:style-name="T12">'\n'</text:span>;</text:p>
            <text:p text:style-name="P7"><text:s text:c="8"/>}</text:p>
            <text:p text:style-name="P7"><text:s text:c="4"/>}</text:p>
            <text:p text:style-name="P7">};</text:p>
            <text:p text:style-name="P7"/>
            <text:p text:style-name="P7"><text:span text:style-name="T6">int</text:span> <text:span text:style-name="T8">main</text:span>(<text:span text:style-name="T6">int</text:span> argc, <text:span text:style-name="T6">char</text:span> <text:span text:style-name="T5">*</text:span>argv[]) {</text:p>
            <text:p text:style-name="P7"/>
            <text:p text:style-name="P7"><text:s text:c="4"/>try {</text:p>
            <text:p text:style-name="P7"><text:soft-page-break/><text:s text:c="8"/><text:span text:style-name="T4">if</text:span> (<text:span text:style-name="T5">!</text:span>strcmp(argv[<text:span text:style-name="T9">1</text:span>], <text:span text:style-name="T7">"-hunt"</text:span>) <text:span text:style-name="T5">&amp;&amp;</text:span> <text:span text:style-name="T5">!</text:span>strcmp(argv[<text:span text:style-name="T9">2</text:span>], <text:span text:style-name="T7">"-u"</text:span>)</text:p>
            <text:p text:style-name="P7"><text:s text:c="16"/><text:span text:style-name="T5">&amp;&amp;</text:span> <text:span text:style-name="T5">!</text:span>strcmp(argv[<text:span text:style-name="T9">4</text:span>], <text:span text:style-name="T7">"-r"</text:span>) <text:span text:style-name="T5">&amp;&amp;</text:span> argc <text:span text:style-name="T5">==</text:span> <text:span text:style-name="T9">6</text:span>) {</text:p>
            <text:p text:style-name="P7"><text:s text:c="12"/>hunt(argv[<text:span text:style-name="T9">3</text:span>], argv[<text:span text:style-name="T9">5</text:span>]);</text:p>
            <text:p text:style-name="P7"><text:s text:c="8"/>} <text:span text:style-name="T4">else</text:span> <text:span text:style-name="T4">if</text:span> (<text:span text:style-name="T5">!</text:span>strcmp(argv[<text:span text:style-name="T9">1</text:span>], <text:span text:style-name="T7">"-submit"</text:span>) <text:span text:style-name="T5">&amp;&amp;</text:span> argc <text:span text:style-name="T5">==</text:span> <text:span text:style-name="T9">5</text:span>) {</text:p>
            <text:p text:style-name="P7"><text:s text:c="12"/>submit sub;</text:p>
            <text:p text:style-name="P7"><text:s text:c="12"/>sub.problem_submit(argv[<text:span text:style-name="T9">2</text:span>], argv[<text:span text:style-name="T9">3</text:span>], argv[<text:span text:style-name="T9">4</text:span>]);</text:p>
            <text:p text:style-name="P7"><text:s text:c="8"/>} <text:span text:style-name="T4">else</text:span> <text:span text:style-name="T4">if</text:span> (<text:span text:style-name="T5">!</text:span>strcmp(argv[<text:span text:style-name="T9">1</text:span>], <text:span text:style-name="T7">"-login"</text:span>) <text:span text:style-name="T5">&amp;&amp;</text:span> argc <text:span text:style-name="T5">==</text:span> <text:span text:style-name="T9">2</text:span>) {</text:p>
            <text:p text:style-name="P7"><text:s text:c="12"/>submit sub;</text:p>
            <text:p text:style-name="P7"><text:s text:c="12"/><text:span text:style-name="T4">if</text:span> (sub.login()) {</text:p>
            <text:p text:style-name="P7"><text:s text:c="16"/>cout <text:span text:style-name="T5">&lt;&lt;</text:span> <text:span text:style-name="T7">"Logged in</text:span><text:span text:style-name="T13">\n</text:span><text:span text:style-name="T7">"</text:span>;</text:p>
            <text:p text:style-name="P7"><text:s text:c="12"/>} <text:span text:style-name="T4">else</text:span> cout <text:span text:style-name="T5">&lt;&lt;</text:span> <text:span text:style-name="T7">"Log in failed</text:span><text:span text:style-name="T13">\n</text:span><text:span text:style-name="T7">"</text:span>;</text:p>
            <text:p text:style-name="P7"><text:s text:c="8"/>} <text:span text:style-name="T4">else</text:span> <text:span text:style-name="T4">if</text:span> (<text:span text:style-name="T5">!</text:span>strcmp(argv[<text:span text:style-name="T9">1</text:span>], <text:span text:style-name="T7">"-logout"</text:span>) <text:span text:style-name="T5">&amp;&amp;</text:span> argc <text:span text:style-name="T5">==</text:span> <text:span text:style-name="T9">2</text:span>) {</text:p>
            <text:p text:style-name="P7"><text:s text:c="12"/>submit sub;</text:p>
            <text:p text:style-name="P7"><text:s text:c="12"/><text:span text:style-name="T4">if</text:span> (sub.logout()) {</text:p>
            <text:p text:style-name="P7"><text:s text:c="16"/>cout <text:span text:style-name="T5">&lt;&lt;</text:span> <text:span text:style-name="T7">"Logged out</text:span><text:span text:style-name="T13">\n</text:span><text:span text:style-name="T7">"</text:span>;</text:p>
            <text:p text:style-name="P7"><text:s text:c="12"/>} <text:span text:style-name="T4">else</text:span> cout <text:span text:style-name="T5">&lt;&lt;</text:span> <text:span text:style-name="T7">"Not logged in</text:span><text:span text:style-name="T13">\n</text:span><text:span text:style-name="T7">"</text:span>;</text:p>
            <text:p text:style-name="P7"><text:s text:c="8"/>} <text:span text:style-name="T4">else</text:span> cout <text:span text:style-name="T5">&lt;&lt;</text:span> <text:span text:style-name="T7">"Wrong option</text:span><text:span text:style-name="T13">\n</text:span><text:span text:style-name="T7">"</text:span>;</text:p>
            <text:p text:style-name="P7"><text:s text:c="4"/>} <text:span text:style-name="T4">catch</text:span> (<text:span text:style-name="T6">int</text:span> exception) {</text:p>
            <text:p text:style-name="P8"><text:s text:c="8"/>cerr <text:span text:style-name="T5">&lt;&lt;</text:span> <text:span text:style-name="T7">"Exeption no: "</text:span> <text:span text:style-name="T5">&lt;&lt;</text:span> exception <text:span text:style-name="T5">&lt;&lt;</text:span> <text:span text:style-name="T12">'\n'</text:span>;</text:p>
            <text:p text:style-name="P8"><text:s text:c="4"/>}</text:p>
            <text:p text:style-name="P7"><text:s text:c="4"/><text:span text:style-name="T4">return</text:span> <text:span text:style-name="T9">0</text:span>;</text:p>
            <text:p text:style-name="P9">}</text:p>
          </table:table-cell>
        </table:table-row>
      </table:table>
      <text:p text:style-name="Standard"/>
      <text:p text:style-name="Standard"/>
      <text:p text:style-name="P30"/>
      <text:p text:style-name="P28"><text:span text:style-name="T38">install.sh</text:span></text:p>
      <text:p text:style-name="P29"/>
      <text:p text:style-name="P2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1<text:line-break/>2<text:line-break/>3<text:line-break/>4<text:line-break/>5<text:line-break/>6</text:p>
          </table:table-cell>
          <table:table-cell table:style-name="Table2.B1" office:value-type="string">
            <text:p text:style-name="P38">g++ -g -Wall -Wextra -Wshadow -Wfloat-equal -pedantic -std=c++11 -O2 -Wformat=2 -Wconversion -lm -o uva-tool uva-tool.cpp</text:p>
            <text:p text:style-name="P38">sudo mv uva-tool /usr/bin/</text:p>
            <text:p text:style-name="P38">sudo mkdir /usr/share/uva-tool/</text:p>
            <text:p text:style-name="P38">sudo cp pid-to-num.cvs /usr/share/uva-tool/</text:p>
            <text:p text:style-name="P38">mkdir ~/.cache/uva-tool/</text:p>
          </table:table-cell>
        </table:table-row>
      </table:table>
      <text:p text:style-name="P29"/>
      <text:p text:style-name="P37">LICENS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9">1</text:p>
            <text:p text:style-name="P39">2</text:p>
            <text:p text:style-name="P39">3</text:p>
            <text:p text:style-name="P39">4</text:p>
            <text:p text:style-name="P39">5</text:p>
            <text:p text:style-name="P39">6</text:p>
            <text:p text:style-name="P39">7</text:p>
            <text:p text:style-name="P39">8</text:p>
            <text:p text:style-name="P39">9</text:p>
            <text:p text:style-name="P39">10</text:p>
            <text:p text:style-name="P39">11</text:p>
            <text:p text:style-name="P39">12</text:p>
            <text:p text:style-name="P39">13</text:p>
            <text:p text:style-name="P39">14</text:p>
            <text:p text:style-name="P39">15</text:p>
            <text:p text:style-name="P39">16</text:p>
            <text:p text:style-name="P39">17</text:p>
            <text:p text:style-name="P39">18</text:p>
            <text:p text:style-name="P39">19</text:p>
            <text:p text:style-name="P39">20</text:p>
            <text:p text:style-name="P39">21</text:p>
            <text:p text:style-name="P39">22</text:p>
          </table:table-cell>
          <table:table-cell table:style-name="Table3.B1" office:value-type="string">
            <text:p text:style-name="P39">MIT License</text:p>
            <text:p text:style-name="P39"/>
            <text:p text:style-name="P39">Copyright (c) 2017 Arafat Hasan</text:p>
            <text:p text:style-name="P39"/>
            <text:p text:style-name="P39">Permission is hereby granted, free of charge, to any person obtaining a copy</text:p>
            <text:p text:style-name="P39">of this software and associated documentation files (the "Software"), to deal</text:p>
            <text:p text:style-name="P39">in the Software without restriction, including without limitation the rights</text:p>
            <text:p text:style-name="P39">to use, copy, modify, merge, publish, distribute, sublicense, and/or sell</text:p>
            <text:p text:style-name="P39">copies of the Software, and to permit persons to whom the Software is</text:p>
            <text:p text:style-name="P39">furnished to do so, subject to the following conditions:</text:p>
            <text:p text:style-name="P39"/>
            <text:p text:style-name="P39">The above copyright notice and this permission notice shall be included in all</text:p>
            <text:p text:style-name="P39">copies or substantial portions of the Software.</text:p>
            <text:p text:style-name="P39"/>
            <text:p text:style-name="P39">THE SOFTWARE IS PROVIDED "AS IS", WITHOUT WARRANTY OF ANY KIND, EXPRESS OR</text:p>
            <text:p text:style-name="P39">IMPLIED, INCLUDING BUT NOT LIMITED TO THE WARRANTIES OF MERCHANTABILITY,</text:p>
            <text:p text:style-name="P39">FITNESS FOR A PARTICULAR PURPOSE AND NONINFRINGEMENT. IN NO EVENT SHALL THE</text:p>
            <text:p text:style-name="P39">AUTHORS OR COPYRIGHT HOLDERS BE LIABLE FOR ANY CLAIM, DAMAGES OR OTHER</text:p>
            <text:p text:style-name="P39">LIABILITY, WHETHER IN AN ACTION OF CONTRACT, TORT OR OTHERWISE, ARISING FROM,</text:p>
            <text:p text:style-name="P39">OUT OF OR IN CONNECTION WITH THE SOFTWARE OR THE USE OR OTHER DEALINGS IN THE</text:p>
            <text:p text:style-name="P39">SOFTWARE.</text:p>
          </table:table-cell>
        </table:table-row>
      </table:table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547in" style:type="center"/>
          <style:tab-stop style:position="7.3102in" style:type="right"/>
        </style:tab-stops>
      </style:paragraph-properties>
    </style:style>
    <style:style style:name="Line_20_numbering" style:display-name="Line numbering" style:family="text">
      <style:text-properties fo:font-size="10pt" style:font-size-asian="8.75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text:style-name="Line_20_numbering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956a1"/>
    </style:style>
    <style:page-layout style:name="Mpm1">
      <style:page-layout-properties fo:page-width="8.2701in" fo:page-height="11.6902in" style:num-format="1" style:print-orientation="portrait" fo:margin-top="0.5in" fo:margin-bottom="0.5in" fo:margin-left="0.4799in" fo:margin-right="0.4799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age </text:span><text:page-number text:select-page="current">1</text:page-number> <text:span text:style-name="MT1">of 12 Pages</text:span></text:p>
      </style:head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23:42:20.254730248</meta:creation-date>
    <dc:date>2017-10-28T15:06:14.136886300</dc:date>
    <meta:editing-duration>PT56M24S</meta:editing-duration>
    <meta:editing-cycles>16</meta:editing-cycles>
    <meta:generator>LibreOffice/5.3.1.2$Linux_X86_64 LibreOffice_project/30m0$Build-2</meta:generator>
    <dc:description>uva-tool</dc:description>
    <meta:keyword>uva-tool</meta:keyword>
    <dc:subject>uva-tool</dc:subject>
    <dc:title>uva-too</dc:title>
    <dc:creator>Arafat Hasan Jenin</dc:creator>
    <meta:document-statistic meta:table-count="3" meta:image-count="0" meta:object-count="0" meta:page-count="14" meta:paragraph-count="897" meta:word-count="2551" meta:character-count="17884" meta:non-whitespace-character-count="13454"/>
    <meta:user-defined meta:name="Author">Arafat Hasan Jenin</meta:user-defined>
  </office:meta>
</office:document-meta>
</file>